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A00000185CEE1328B9A71EF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2" svg:font-family="Wingdings" style:font-charset="x-symbol"/>
    <style:font-face style:name="Wingdings1" svg:font-family="Wingdings" style:font-adornments="Normale" style:font-charset="x-symbol"/>
    <style:font-face style:name="Wingdings" svg:font-family="Wingdings" style:font-pitch="variable" style:font-charset="x-symbol"/>
    <style:font-face style:name="Arial" svg:font-family="Arial"/>
    <style:font-face style:name="Mangal1" svg:font-family="Mangal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8.898cm" table:align="left" style:writing-mode="lr-tb" table:border-model="separating"/>
    </style:style>
    <style:style style:name="Tabella4.A" style:family="table-column">
      <style:table-column-properties style:column-width="3.999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399cm"/>
    </style:style>
    <style:style style:name="Tabella4.A1" style:family="table-cell">
      <style:table-cell-properties fo:padding="0cm" fo:border="none"/>
    </style:style>
    <style:style style:name="Tabella4.2" style:family="table-row">
      <style:table-row-properties style:min-row-height="2.981cm"/>
    </style:style>
    <style:style style:name="Tabella4.A2" style:family="table-cell">
      <style:table-cell-properties fo:background-color="transparent" fo:padding="0.049cm" fo:border="0.05pt solid #999999">
        <style:background-image/>
      </style:table-cell-properties>
    </style:style>
    <style:style style:name="Tabella4.C2" style:family="table-cell">
      <style:table-cell-properties fo:padding="0.049cm" fo:border="0.05pt solid #999999"/>
    </style:style>
    <style:style style:name="Tabella12" style:family="table">
      <style:table-properties style:width="18.891cm" fo:margin-left="0.192cm" fo:margin-top="0cm" fo:margin-bottom="0cm" table:align="left" style:writing-mode="lr-tb"/>
    </style:style>
    <style:style style:name="Tabella12.A" style:family="table-column">
      <style:table-column-properties style:column-width="1.741cm"/>
    </style:style>
    <style:style style:name="Tabella12.B" style:family="table-column">
      <style:table-column-properties style:column-width="1.746cm"/>
    </style:style>
    <style:style style:name="Tabella12.C" style:family="table-column">
      <style:table-column-properties style:column-width="15.404cm"/>
    </style:style>
    <style:style style:name="Tabella12.1" style:family="table-row">
      <style:table-row-properties style:row-height="0.882cm" fo:keep-together="auto"/>
    </style:style>
    <style:style style:name="Tabella12.A1" style:family="table-cell">
      <style:table-cell-properties fo:background-color="#d4e1d8" fo:padding="0cm" fo:border-left="0.75pt solid #00785a" fo:border-right="none" fo:border-top="0.75pt solid #00785a" fo:border-bottom="0.75pt solid #00785a">
        <style:background-image/>
      </style:table-cell-properties>
    </style:style>
    <style:style style:name="Tabella12.C1" style:family="table-cell">
      <style:table-cell-properties fo:background-color="#d4e1d8" fo:padding="0cm" fo:border="0.75pt solid #00785a">
        <style:background-image/>
      </style:table-cell-properties>
    </style:style>
    <style:style style:name="Tabella12.2" style:family="table-row">
      <style:table-row-properties style:min-row-height="1cm" fo:keep-together="auto"/>
    </style:style>
    <style:style style:name="Tabella12.A2" style:family="table-cell">
      <style:table-cell-properties fo:padding="0cm" fo:border-left="0.75pt solid #00785a" fo:border-right="none" fo:border-top="none" fo:border-bottom="0.75pt solid #00785a"/>
    </style:style>
    <style:style style:name="Tabella12.B2" style:family="table-cell">
      <style:table-cell-properties fo:padding="0cm" fo:border-left="0.75pt solid #00785a" fo:border-right="none" fo:border-top="none" fo:border-bottom="0.75pt solid #00785a"/>
    </style:style>
    <style:style style:name="Tabella12.C2" style:family="table-cell">
      <style:table-cell-properties fo:padding="0cm" fo:border-left="0.75pt solid #00785a" fo:border-right="0.75pt solid #00785a" fo:border-top="none" fo:border-bottom="0.75pt solid #00785a"/>
    </style:style>
    <style:style style:name="Tabella12.A3" style:family="table-cell">
      <style:table-cell-properties fo:padding="0cm" fo:border-left="0.75pt solid #00785a" fo:border-right="none" fo:border-top="none" fo:border-bottom="0.75pt solid #00785a"/>
    </style:style>
    <style:style style:name="Tabella12.B3" style:family="table-cell">
      <style:table-cell-properties fo:padding="0cm" fo:border-left="0.75pt solid #00785a" fo:border-right="none" fo:border-top="none" fo:border-bottom="0.75pt solid #00785a"/>
    </style:style>
    <style:style style:name="Tabella12.C3" style:family="table-cell">
      <style:table-cell-properties fo:padding="0cm" fo:border-left="0.75pt solid #00785a" fo:border-right="0.75pt solid #00785a" fo:border-top="none" fo:border-bottom="0.75pt solid #00785a"/>
    </style:style>
    <style:style style:name="Tabella12.A4" style:family="table-cell">
      <style:table-cell-properties fo:padding="0cm" fo:border-left="0.75pt solid #00785a" fo:border-right="none" fo:border-top="none" fo:border-bottom="0.75pt solid #00785a"/>
    </style:style>
    <style:style style:name="Tabella12.B4" style:family="table-cell">
      <style:table-cell-properties fo:padding="0cm" fo:border-left="0.75pt solid #00785a" fo:border-right="none" fo:border-top="none" fo:border-bottom="0.75pt solid #00785a"/>
    </style:style>
    <style:style style:name="Tabella12.C4" style:family="table-cell">
      <style:table-cell-properties fo:padding="0cm" fo:border-left="0.75pt solid #00785a" fo:border-right="0.75pt solid #00785a" fo:border-top="none" fo:border-bottom="0.75pt solid #00785a"/>
    </style:style>
    <style:style style:name="Tabella5" style:family="table">
      <style:table-properties style:width="19.202cm" table:align="margins" style:writing-mode="lr-tb"/>
    </style:style>
    <style:style style:name="Tabella5.A" style:family="table-column">
      <style:table-column-properties style:column-width="9.601cm" style:rel-column-width="32767*"/>
    </style:style>
    <style:style style:name="Tabella5.B" style:family="table-column">
      <style:table-column-properties style:column-width="9.601cm" style:rel-column-width="32768*"/>
    </style:style>
    <style:style style:name="Tabella5.A1" style:family="table-cell">
      <style:table-cell-properties fo:padding="0.097cm" fo:border="none"/>
    </style:style>
    <style:style style:name="Tabella6" style:family="table">
      <style:table-properties style:width="17.357cm" table:align="left" style:writing-mode="lr-tb"/>
    </style:style>
    <style:style style:name="Tabella6.A" style:family="table-column">
      <style:table-column-properties style:column-width="17.357cm"/>
    </style:style>
    <style:style style:name="Tabella6.A1" style:family="table-cell">
      <style:table-cell-properties style:vertical-align="middle" fo:background-color="#e6e6e6" fo:padding="0cm" fo:border="none">
        <style:background-image/>
      </style:table-cell-properties>
    </style:style>
    <style:style style:name="Tabella7" style:family="table">
      <style:table-properties style:width="17.595cm" table:align="left" style:writing-mode="lr-tb"/>
    </style:style>
    <style:style style:name="Tabella7.A" style:family="table-column">
      <style:table-column-properties style:column-width="0.079cm"/>
    </style:style>
    <style:style style:name="Tabella7.B" style:family="table-column">
      <style:table-column-properties style:column-width="17.357cm"/>
    </style:style>
    <style:style style:name="Tabella7.C" style:family="table-column">
      <style:table-column-properties style:column-width="0.159cm"/>
    </style:style>
    <style:style style:name="Tabella7.A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la7.B1" style:family="table-cell">
      <style:table-cell-properties style:vertical-align="middle" fo:background-color="#e6e6e6" fo:padding="0cm" fo:border="none">
        <style:background-image/>
      </style:table-cell-properties>
    </style:style>
    <style:style style:name="Tabella7.A2" style:family="table-cell">
      <style:table-cell-properties style:vertical-align="bottom"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la8" style:family="table">
      <style:table-properties style:width="17.595cm" table:align="left" style:writing-mode="lr-tb"/>
    </style:style>
    <style:style style:name="Tabella8.A" style:family="table-column">
      <style:table-column-properties style:column-width="17.595cm"/>
    </style:style>
    <style:style style:name="Tabella8.A1" style:family="table-cell">
      <style:table-cell-properties style:vertical-align="bottom" fo:padding="0.049cm" fo:border="1pt solid #000000"/>
    </style:style>
    <style:style style:name="Tabella9" style:family="table">
      <style:table-properties style:width="17.595cm" table:align="left" style:writing-mode="lr-tb"/>
    </style:style>
    <style:style style:name="Tabella9.A" style:family="table-column">
      <style:table-column-properties style:column-width="17.595cm"/>
    </style:style>
    <style:style style:name="Tabella9.A1" style:family="table-cell">
      <style:table-cell-properties style:vertical-align="bottom" fo:padding="0.049cm" fo:border="1pt solid #000000"/>
    </style:style>
    <style:style style:name="Tabella13" style:family="table">
      <style:table-properties style:width="17.383cm" table:align="left" style:writing-mode="lr-tb"/>
    </style:style>
    <style:style style:name="Tabella13.A" style:family="table-column">
      <style:table-column-properties style:column-width="17.383cm"/>
    </style:style>
    <style:style style:name="Tabella13.A1" style:family="table-cell">
      <style:table-cell-properties fo:padding="0.049cm" fo:border="1pt solid #000000"/>
    </style:style>
    <style:style style:name="Tabella10" style:family="table">
      <style:table-properties style:width="17.595cm" table:align="left" style:writing-mode="lr-tb"/>
    </style:style>
    <style:style style:name="Tabella10.A" style:family="table-column">
      <style:table-column-properties style:column-width="0.079cm"/>
    </style:style>
    <style:style style:name="Tabella10.B" style:family="table-column">
      <style:table-column-properties style:column-width="17.357cm"/>
    </style:style>
    <style:style style:name="Tabella10.C" style:family="table-column">
      <style:table-column-properties style:column-width="0.159cm"/>
    </style:style>
    <style:style style:name="Tabella10.A1" style:family="table-cell">
      <style:table-cell-properties style:vertical-align="middle" fo:background-color="#e6e6e6" fo:padding="0cm" fo:border="none">
        <style:background-image/>
      </style:table-cell-properties>
    </style:style>
    <style:style style:name="Tabella10.C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la10.A2" style:family="table-cell">
      <style:table-cell-properties style:vertical-align="bottom"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la16" style:family="table">
      <style:table-properties style:width="17.171cm" table:align="left" style:writing-mode="lr-tb"/>
    </style:style>
    <style:style style:name="Tabella16.A" style:family="table-column">
      <style:table-column-properties style:column-width="17.171cm"/>
    </style:style>
    <style:style style:name="Tabella16.A1" style:family="table-cell">
      <style:table-cell-properties fo:padding="0.049cm" fo:border="1pt solid #000000"/>
    </style:style>
    <style:style style:name="Tabella11" style:family="table">
      <style:table-properties style:width="19.202cm" table:align="margins" style:writing-mode="lr-tb"/>
    </style:style>
    <style:style style:name="Tabella11.A" style:family="table-column">
      <style:table-column-properties style:column-width="9.601cm" style:rel-column-width="32767*"/>
    </style:style>
    <style:style style:name="Tabella11.B" style:family="table-column">
      <style:table-column-properties style:column-width="9.601cm" style:rel-column-width="32768*"/>
    </style:style>
    <style:style style:name="Tabella11.1" style:family="table-row">
      <style:table-row-properties fo:keep-together="always"/>
    </style:style>
    <style:style style:name="Tabella11.A1" style:family="table-cell">
      <style:table-cell-properties fo:background-color="transparent" fo:padding="0.097cm" fo:border="none">
        <style:background-image/>
      </style:table-cell-properties>
    </style:style>
    <style:style style:name="Tabella2" style:family="table">
      <style:table-properties style:width="19.202cm" table:align="margins" style:may-break-between-rows="false" style:writing-mode="lr-tb"/>
    </style:style>
    <style:style style:name="Tabella2.A" style:family="table-column">
      <style:table-column-properties style:column-width="19.202cm" style:rel-column-width="65535*"/>
    </style:style>
    <style:style style:name="Tabella2.A1" style:family="table-cell">
      <style:table-cell-properties fo:background-color="#eeeeee" fo:padding="0.097cm" fo:border="1.5pt solid #009900">
        <style:background-image/>
      </style:table-cell-properties>
    </style:style>
    <style:style style:name="Tabella3" style:family="table">
      <style:table-properties style:width="19.202cm" table:align="margins" style:writing-mode="lr-tb"/>
    </style:style>
    <style:style style:name="Tabella3.A" style:family="table-column">
      <style:table-column-properties style:column-width="19.202cm" style:rel-column-width="65535*"/>
    </style:style>
    <style:style style:name="Tabella3.A1" style:family="table-cell">
      <style:table-cell-properties fo:background-color="#eeeeee" fo:padding="0.097cm" fo:border="1.5pt solid #0099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fo:text-align="end" style:justify-single-word="false">
        <style:tab-stops>
          <style:tab-stop style:position="11.483cm"/>
        </style:tab-stops>
      </style:paragraph-properties>
      <style:text-properties fo:color="#999999" style:font-name="Arial1" fo:font-size="8pt" fo:language="it" fo:country="IT" officeooo:rsid="004b9834" officeooo:paragraph-rsid="007a4dc1" fo:background-color="transparent" style:font-size-asian="8pt" style:language-asian="it" style:country-asian="IT" style:font-size-complex="8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999999" style:font-name="Arial1" fo:font-size="7pt" officeooo:paragraph-rsid="00187d72" style:font-size-asian="7pt" style:font-size-complex="7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text-position="0% 100%" style:font-name="Arial1" fo:font-size="10pt" fo:language="it" fo:country="IT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officeooo:paragraph-rsid="00187d72" style:font-size-asian="5.25pt" style:font-size-complex="6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position="0% 100%" style:font-name="Arial1" fo:font-size="11pt" fo:language="it" fo:country="IT" officeooo:paragraph-rsid="003eaf75" fo:background-color="transparent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1" fo:font-size="10pt" fo:language="it" fo:country="IT" officeooo:paragraph-rsid="00722bd9" fo:background-color="transparent" style:font-size-asian="10pt" style:font-size-complex="10pt"/>
    </style:style>
    <style:style style:name="P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size="12pt" officeooo:paragraph-rsid="00187d72" style:font-size-asian="12pt" style:font-size-complex="12pt"/>
    </style:style>
    <style:style style:name="P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size="12pt" officeooo:rsid="003194e1" officeooo:paragraph-rsid="00187d72" style:font-size-asian="12pt" style:font-size-complex="12pt"/>
    </style:style>
    <style:style style:name="P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size="9pt" officeooo:rsid="003194e1" officeooo:paragraph-rsid="00187d72" style:font-size-asian="9pt" style:font-size-complex="9pt"/>
    </style:style>
    <style:style style:name="P1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size="9pt" style:text-underline-style="none" fo:font-weight="normal" officeooo:rsid="003194e1" officeooo:paragraph-rsid="00187d72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999999" style:font-name="Arial1" fo:font-size="7pt" officeooo:rsid="002f5a4c" officeooo:paragraph-rsid="00187d72" style:font-size-asian="7pt" style:font-size-complex="7pt"/>
    </style:style>
    <style:style style:name="P1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999999" style:font-name="Arial1" fo:font-size="9pt" officeooo:rsid="005b653b" officeooo:paragraph-rsid="00187d72" style:font-size-asian="9pt" style:font-size-complex="9pt"/>
    </style:style>
    <style:style style:name="P1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text-position="0% 100%" style:font-name="Arial1" fo:font-size="10pt" fo:language="it" fo:country="IT" officeooo:paragraph-rsid="006064ec" fo:background-color="transparent" style:font-size-asian="10pt" style:font-size-complex="10pt" style:language-complex="ar" style:country-complex="SA"/>
    </style:style>
    <style:style style:name="P1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text-position="0% 100%" style:font-name="Arial1" fo:font-size="10pt" fo:language="it" fo:country="IT" fo:font-style="italic" officeooo:paragraph-rsid="006064ec" fo:background-color="transparent" style:font-size-asian="10pt" style:font-style-asian="italic" style:font-size-complex="10pt" style:language-complex="ar" style:country-complex="SA" style:font-style-complex="italic"/>
    </style:style>
    <style:style style:name="P15" style:family="paragraph" style:parent-style-name="Table_20_Contents">
      <style:paragraph-properties fo:margin-top="0cm" fo:margin-bottom="0cm" loext:contextual-spacing="false" fo:line-height="100%" fo:text-align="center" style:justify-single-word="false" fo:padding="0cm" fo:border="none" style:shadow="none"/>
      <style:text-properties style:font-name="Arial1" fo:font-size="9pt" officeooo:paragraph-rsid="00187d72" style:font-size-asian="9pt" style:font-size-complex="9pt"/>
    </style:style>
    <style:style style:name="P16" style:family="paragraph" style:parent-style-name="Footer">
      <style:paragraph-properties fo:text-align="end" style:justify-single-word="false"/>
      <style:text-properties fo:color="#009933" style:font-name="Arial1" fo:font-size="7pt" style:font-size-asian="7pt" style:font-size-complex="7pt"/>
    </style:style>
    <style:style style:name="P17" style:family="paragraph" style:parent-style-name="Standard">
      <style:paragraph-properties fo:margin-left="0.212cm" fo:margin-right="-0.035cm" fo:margin-top="0cm" fo:margin-bottom="0cm" loext:contextual-spacing="false" fo:line-height="100%" fo:text-align="center" style:justify-single-word="false" fo:text-indent="0cm" style:auto-text-indent="false"/>
      <style:text-properties style:text-position="0% 100%" style:font-name="Arial1" fo:font-size="13pt" fo:letter-spacing="normal" fo:language="it" fo:country="IT" fo:font-weight="bold" officeooo:paragraph-rsid="00722bd9" style:font-name-asian="Arial2" style:font-size-asian="13pt" style:font-weight-asian="bold" style:font-name-complex="Arial2" style:font-size-complex="13pt" style:font-weight-complex="bold" style:text-scale="100%"/>
    </style:style>
    <style:style style:name="P18" style:family="paragraph" style:parent-style-name="Standard">
      <style:paragraph-properties fo:margin-left="0.212cm" fo:margin-right="-0.035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text-position="0% 100%" style:font-name="Arial1" fo:font-size="10pt" fo:letter-spacing="normal" fo:language="it" fo:country="IT" officeooo:paragraph-rsid="003eaf75" fo:background-color="transparent" style:font-name-asian="Arial2" style:font-size-asian="10pt" style:font-name-complex="Arial2" style:font-size-complex="10pt" style:text-scale="100%"/>
    </style:style>
    <style:style style:name="P19" style:family="paragraph" style:parent-style-name="Standard">
      <style:paragraph-properties fo:margin-left="0.212cm" fo:margin-right="-0.035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text-position="0% 100%" style:font-name="Arial1" fo:font-size="10pt" fo:letter-spacing="normal" fo:language="it" fo:country="IT" style:font-name-asian="Arial2" style:font-size-asian="10pt" style:font-name-complex="Arial2" style:font-size-complex="10pt" style:text-scale="100%"/>
    </style:style>
    <style:style style:name="P20" style:family="paragraph" style:parent-style-name="Standard">
      <style:paragraph-properties fo:margin-left="0.212cm" fo:margin-right="-0.035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text-position="0% 100%" style:font-name="Arial1" fo:font-size="10pt" fo:language="it" fo:country="IT" officeooo:rsid="003d541c" officeooo:paragraph-rsid="003d541c" style:font-size-asian="10pt" style:font-size-complex="10pt"/>
    </style:style>
    <style:style style:name="P21" style:family="paragraph" style:parent-style-name="Standard">
      <style:paragraph-properties fo:margin-left="0.212cm" fo:margin-right="-0.035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text-position="0% 100%" style:font-name="Arial1" fo:font-size="10pt" fo:language="it" fo:country="IT" officeooo:rsid="003d541c" officeooo:paragraph-rsid="00722bd9" fo:background-color="transparent" style:font-size-asian="10pt" style:font-size-complex="10pt"/>
    </style:style>
    <style:style style:name="P22" style:family="paragraph" style:parent-style-name="Standard">
      <style:paragraph-properties fo:margin-left="0.212cm" fo:margin-right="-0.035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text-position="0% 100%" style:font-name="Arial1" fo:font-size="8pt" fo:letter-spacing="normal" fo:language="it" fo:country="IT" officeooo:paragraph-rsid="003eaf75" fo:background-color="transparent" style:font-name-asian="Arial2" style:font-size-asian="7pt" style:font-name-complex="Arial2" style:font-size-complex="8pt" style:text-scale="100%"/>
    </style:style>
    <style:style style:name="P23" style:family="paragraph" style:parent-style-name="Standard">
      <style:paragraph-properties fo:margin-left="0.212cm" fo:margin-right="-0.035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text-position="0% 100%" style:font-name="Arial1" fo:font-size="8pt" fo:language="it" fo:country="IT" officeooo:rsid="003d541c" officeooo:paragraph-rsid="003f65b4" style:font-name-asian="Wingdings" style:font-size-asian="7pt" style:font-size-complex="8pt"/>
    </style:style>
    <style:style style:name="P24" style:family="paragraph" style:parent-style-name="Standard">
      <style:paragraph-properties fo:margin-left="0.212cm" fo:margin-right="-0.035cm" fo:margin-top="0cm" fo:margin-bottom="0cm" loext:contextual-spacing="false" fo:line-height="100%" fo:text-align="center" style:justify-single-word="false" fo:text-indent="0cm" style:auto-text-indent="false"/>
      <style:text-properties fo:color="#000000" style:text-position="0% 100%" style:font-name="Arial1" fo:font-size="10pt" fo:letter-spacing="normal" fo:language="it" fo:country="IT" fo:font-style="normal" fo:font-weight="normal" officeooo:paragraph-rsid="005705a3" style:font-name-asian="Arial2" style:font-size-asian="10pt" style:font-style-asian="normal" style:font-weight-asian="normal" style:font-name-complex="Arial2" style:font-size-complex="10pt" style:font-style-complex="normal" style:font-weight-complex="normal" style:text-scale="100%"/>
    </style:style>
    <style:style style:name="P25" style:family="paragraph" style:parent-style-name="Text_20_body">
      <style:paragraph-properties fo:margin-left="0.212cm" fo:margin-right="-0.035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Arial" fo:font-size="10pt" fo:font-weight="bold" officeooo:paragraph-rsid="003f65b4" style:font-size-asian="10pt" style:font-size-complex="10pt"/>
    </style:style>
    <style:style style:name="P26" style:family="paragraph" style:parent-style-name="Text_20_body">
      <style:paragraph-properties fo:margin-left="0.212cm" fo:margin-right="-0.035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text-position="0% 100%" style:font-name="Arial1" fo:font-size="17pt" fo:letter-spacing="normal" fo:language="it" fo:country="IT" fo:font-weight="bold" officeooo:rsid="006064ec" officeooo:paragraph-rsid="003f65b4" fo:background-color="transparent" style:font-name-asian="Arial2" style:font-size-asian="17pt" style:font-weight-asian="bold" style:font-name-complex="Arial2" style:font-size-complex="17pt" style:font-weight-complex="bold" style:text-scale="100%"/>
    </style:style>
    <style:style style:name="P27" style:family="paragraph" style:parent-style-name="Standard">
      <style:paragraph-properties fo:margin-left="0.212cm" fo:margin-right="-0.035cm" fo:margin-top="0cm" fo:margin-bottom="0cm" loext:contextual-spacing="false" fo:line-height="100%" fo:text-align="center" style:justify-single-word="false" fo:text-indent="0cm" style:auto-text-indent="false" fo:break-before="page"/>
      <style:text-properties style:text-position="0% 100%" style:font-name="Arial1" fo:font-size="17pt" fo:letter-spacing="normal" fo:language="it" fo:country="IT" fo:font-weight="bold" officeooo:paragraph-rsid="00722bd9" style:font-name-asian="Arial2" style:font-size-asian="17pt" style:font-weight-asian="bold" style:font-name-complex="Arial2" style:font-size-complex="17pt" style:font-weight-complex="bold" style:text-scale="100%"/>
    </style:style>
    <style:style style:name="P28" style:family="paragraph" style:parent-style-name="Standard">
      <style:paragraph-properties fo:margin-left="0.212cm" fo:margin-right="-0.035cm" fo:margin-top="0.06cm" fo:margin-bottom="0cm" loext:contextual-spacing="false" fo:line-height="100%" fo:text-align="start" style:justify-single-word="false" fo:text-indent="0cm" style:auto-text-indent="false">
        <style:tab-stops>
          <style:tab-stop style:position="10.442cm"/>
        </style:tab-stops>
      </style:paragraph-properties>
      <style:text-properties style:use-window-font-color="true" style:text-position="0% 100%" style:font-name="Arial1" fo:language="it" fo:country="IT" officeooo:paragraph-rsid="003eaf75" fo:background-color="transparent"/>
    </style:style>
    <style:style style:name="P29" style:family="paragraph" style:parent-style-name="Standard">
      <style:paragraph-properties fo:margin-left="0.212cm" fo:margin-right="-0.035cm" fo:margin-top="0.06cm" fo:margin-bottom="0cm" loext:contextual-spacing="false" fo:line-height="100%" fo:text-align="start" style:justify-single-word="false" fo:text-indent="0cm" style:auto-text-indent="false">
        <style:tab-stops>
          <style:tab-stop style:position="10.089cm"/>
          <style:tab-stop style:position="17.145cm"/>
        </style:tab-stops>
      </style:paragraph-properties>
      <style:text-properties style:use-window-font-color="true" style:text-position="0% 100%" style:font-name="Arial1" fo:font-size="10pt" fo:letter-spacing="normal" fo:language="it" fo:country="IT" officeooo:paragraph-rsid="003eaf75" fo:background-color="transparent" style:font-name-asian="Arial2" style:font-size-asian="10pt" style:font-name-complex="Arial2" style:font-size-complex="10pt" style:text-scale="100%"/>
    </style:style>
    <style:style style:name="P30" style:family="paragraph" style:parent-style-name="Standard">
      <style:paragraph-properties fo:margin-left="0.212cm" fo:margin-right="-0.035cm" fo:margin-top="0.06cm" fo:margin-bottom="0cm" loext:contextual-spacing="false" fo:line-height="100%" fo:text-align="start" style:justify-single-word="false" fo:text-indent="0cm" style:auto-text-indent="false">
        <style:tab-stops>
          <style:tab-stop style:position="3.916cm"/>
          <style:tab-stop style:position="11.501cm"/>
        </style:tab-stops>
      </style:paragraph-properties>
      <style:text-properties style:use-window-font-color="true" style:text-position="0% 100%" style:font-name="Arial1" fo:font-size="10pt" fo:letter-spacing="normal" fo:language="it" fo:country="IT" officeooo:paragraph-rsid="003eaf75" fo:background-color="transparent" style:font-name-asian="Arial2" style:font-size-asian="10pt" style:font-name-complex="Arial2" style:font-size-complex="10pt" style:text-scale="100%"/>
    </style:style>
    <style:style style:name="P31" style:family="paragraph" style:parent-style-name="Standard">
      <style:paragraph-properties fo:margin-left="0.212cm" fo:margin-right="-0.035cm" fo:margin-top="0.06cm" fo:margin-bottom="0cm" loext:contextual-spacing="false" fo:line-height="100%" fo:text-align="start" style:justify-single-word="false" fo:text-indent="0cm" style:auto-text-indent="false">
        <style:tab-stops>
          <style:tab-stop style:position="9.208cm"/>
          <style:tab-stop style:position="16.792cm"/>
        </style:tab-stops>
      </style:paragraph-properties>
      <style:text-properties style:use-window-font-color="true" style:text-position="0% 100%" style:font-name="Arial1" fo:font-size="10pt" fo:letter-spacing="normal" fo:language="it" fo:country="IT" officeooo:paragraph-rsid="003eaf75" fo:background-color="transparent" style:font-name-asian="Arial2" style:font-size-asian="10pt" style:font-name-complex="Arial2" style:font-size-complex="10pt" style:text-scale="100%"/>
    </style:style>
    <style:style style:name="P32" style:family="paragraph" style:parent-style-name="Standard">
      <style:paragraph-properties fo:margin-left="0.212cm" fo:margin-right="-0.035cm" fo:margin-top="0.06cm" fo:margin-bottom="0cm" loext:contextual-spacing="false" fo:line-height="100%" fo:text-align="start" style:justify-single-word="false" fo:text-indent="0cm" style:auto-text-indent="false"/>
      <style:text-properties style:use-window-font-color="true" style:text-position="0% 100%" style:font-name="Arial1" fo:font-size="10pt" fo:letter-spacing="normal" fo:language="it" fo:country="IT" officeooo:paragraph-rsid="003eaf75" fo:background-color="transparent" style:font-name-asian="Arial2" style:font-size-asian="10pt" style:font-name-complex="Arial2" style:font-size-complex="10pt" style:text-scale="100%"/>
    </style:style>
    <style:style style:name="P33" style:family="paragraph" style:parent-style-name="Standard">
      <style:paragraph-properties fo:margin-left="0.212cm" fo:margin-right="-0.035cm" fo:margin-top="0.018cm" fo:margin-bottom="0cm" loext:contextual-spacing="false" fo:line-height="100%" fo:text-align="start" style:justify-single-word="false" fo:text-indent="0cm" style:auto-text-indent="false"/>
      <style:text-properties style:use-window-font-color="true" style:text-position="0% 100%" style:font-name="Arial1" fo:font-size="6.5pt" fo:language="it" fo:country="IT" officeooo:rsid="003d541c" officeooo:paragraph-rsid="003eaf75" fo:background-color="#ff00ff" style:font-size-asian="6.5pt" style:font-size-complex="6.5pt"/>
    </style:style>
    <style:style style:name="P34" style:family="paragraph" style:parent-style-name="Standard">
      <style:paragraph-properties fo:margin-top="0.004cm" fo:margin-bottom="0cm" loext:contextual-spacing="false" fo:line-height="100%" fo:text-align="start" style:justify-single-word="false"/>
      <style:text-properties style:text-position="0% 100%" style:font-name="Arial1" fo:font-size="9pt" fo:language="it" fo:country="IT" officeooo:paragraph-rsid="00722bd9" style:font-size-asian="9pt" style:font-size-complex="9pt"/>
    </style:style>
    <style:style style:name="P35" style:family="paragraph" style:parent-style-name="Standard">
      <style:paragraph-properties fo:margin-top="0.012cm" fo:margin-bottom="0cm" loext:contextual-spacing="false" fo:line-height="100%" fo:text-align="start" style:justify-single-word="false"/>
      <style:text-properties style:text-position="0% 100%" style:font-name="Arial1" fo:font-size="10pt" fo:language="it" fo:country="IT" officeooo:paragraph-rsid="00722bd9" style:font-size-asian="10pt" style:font-size-complex="10pt"/>
    </style:style>
    <style:style style:name="P36" style:family="paragraph" style:parent-style-name="Standard">
      <style:paragraph-properties fo:margin-top="0.011cm" fo:margin-bottom="0cm" loext:contextual-spacing="false" fo:line-height="100%" fo:text-align="start" style:justify-single-word="false"/>
      <style:text-properties style:text-position="0% 100%" style:font-name="Arial1" fo:font-size="6pt" fo:language="it" fo:country="IT" officeooo:paragraph-rsid="00722bd9" style:font-size-asian="6pt" style:font-size-complex="6pt"/>
    </style:style>
    <style:style style:name="P37" style:family="paragraph" style:parent-style-name="Standard">
      <style:paragraph-properties fo:margin-left="0.215cm" fo:margin-right="-0.035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Arial1" fo:font-size="10pt" fo:letter-spacing="normal" fo:language="it" fo:country="IT" fo:font-weight="bold" officeooo:paragraph-rsid="00722bd9" style:font-name-asian="Arial2" style:font-size-asian="10pt" style:font-weight-asian="bold" style:font-name-complex="Arial2" style:font-size-complex="10pt" style:font-weight-complex="bold" style:text-scale="100%"/>
    </style:style>
    <style:style style:name="P38" style:family="paragraph" style:parent-style-name="Standard">
      <style:paragraph-properties fo:margin-left="0.157cm" fo:margin-right="-0.035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Arial1" fo:font-size="10pt" fo:letter-spacing="normal" fo:language="it" fo:country="IT" fo:font-weight="bold" officeooo:paragraph-rsid="00722bd9" style:font-name-asian="Arial2" style:font-size-asian="10pt" style:font-weight-asian="bold" style:font-name-complex="Arial2" style:font-size-complex="10pt" style:font-weight-complex="bold" style:text-scale="100%"/>
    </style:style>
    <style:style style:name="P39" style:family="paragraph" style:parent-style-name="Standard">
      <style:paragraph-properties fo:margin-left="5.874cm" fo:margin-right="5.838cm" fo:margin-top="0cm" fo:margin-bottom="0cm" loext:contextual-spacing="false" fo:line-height="100%" fo:text-align="center" style:justify-single-word="false" fo:text-indent="0cm" style:auto-text-indent="false"/>
      <style:text-properties style:text-position="0% 100%" style:font-name="Arial1" fo:font-size="10pt" fo:letter-spacing="normal" fo:language="it" fo:country="IT" fo:font-weight="bold" officeooo:paragraph-rsid="00722bd9" style:font-name-asian="Arial2" style:font-size-asian="10pt" style:font-weight-asian="bold" style:font-name-complex="Arial2" style:font-size-complex="10pt" style:font-weight-complex="bold" style:text-scale="100%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71cm"/>
        </style:tab-stops>
      </style:paragraph-properties>
      <style:text-properties style:text-position="0% 100%" style:font-name="Arial1" fo:font-size="10pt" fo:language="it" fo:country="IT" officeooo:paragraph-rsid="00187d72" style:font-size-asian="8.75pt" style:font-size-complex="10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Arial1" fo:font-size="10pt" fo:language="it" fo:country="IT" fo:font-weight="bold" officeooo:paragraph-rsid="003d541c" style:font-name-asian="Arial1" style:font-size-asian="10pt" style:font-weight-asian="bold" style:font-name-complex="Arial1" style:font-size-complex="10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Arial1" fo:font-size="10pt" fo:language="it" fo:country="IT" officeooo:paragraph-rsid="003d541c" style:font-name-asian="Arial1" style:font-size-asian="10pt" style:font-name-complex="Arial1" style:font-size-complex="10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Arial1" fo:font-size="10pt" fo:language="it" fo:country="IT" style:text-underline-style="solid" style:text-underline-width="auto" style:text-underline-color="font-color" fo:font-weight="bold" officeooo:rsid="003f65b4" officeooo:paragraph-rsid="003f65b4" style:font-name-asian="Arial1" style:font-size-asian="10pt" style:font-weight-asian="bold" style:font-name-complex="Arial1" style:font-size-complex="10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fo:language="it" fo:country="IT" officeooo:paragraph-rsid="003d541c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ff66" style:text-line-through-style="none" style:text-line-through-type="none" style:text-position="0% 100%" style:font-name="Arial1" fo:font-size="9pt" fo:letter-spacing="normal" fo:language="it" fo:country="IT" fo:font-weight="bold" officeooo:paragraph-rsid="002ef36b" fo:background-color="transparent" style:font-name-asian="Arial2" style:font-size-asian="9pt" style:font-weight-asian="bold" style:font-name-complex="Arial2" style:font-size-complex="9pt" style:font-weight-complex="bold" style:text-scale="100%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 style:writing-mode="lr-tb"/>
      <style:text-properties fo:font-size="5pt" officeooo:paragraph-rsid="00187d72" style:font-size-asian="5pt" style:font-size-complex="5pt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 style:writing-mode="lr-tb"/>
      <style:text-properties officeooo:paragraph-rsid="00187d7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style:use-window-font-color="true" style:text-position="0% 100%" style:font-name="Arial1" fo:font-size="18pt" fo:letter-spacing="normal" fo:language="it" fo:country="IT" fo:font-weight="bold" style:font-name-asian="Arial2" style:font-size-asian="18pt" style:font-weight-asian="bold" style:font-name-complex="Arial2" style:font-size-complex="18pt" style:font-weight-complex="bold" style:text-scale="100%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background-color="transparent" style:writing-mode="lr-tb"/>
      <style:text-properties style:use-window-font-color="true" style:text-line-through-style="none" style:text-line-through-type="none" style:text-position="0% 100%" style:font-name="Arial1" fo:font-size="8pt" fo:language="it" fo:country="IT" style:text-underline-style="none" fo:font-weight="normal" officeooo:paragraph-rsid="00722bd9" fo:background-color="transparent" style:font-name-asian="Arial1" style:font-size-asian="8pt" style:font-weight-asian="normal" style:font-name-complex="Arial1" style:font-size-complex="8pt" style:language-complex="ar" style:country-complex="SA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ff66" style:text-line-through-style="solid" style:text-line-through-type="single" style:text-position="0% 100%" style:font-name="Arial1" fo:font-size="18pt" fo:letter-spacing="normal" fo:language="it" fo:country="IT" fo:font-weight="bold" style:font-name-asian="Arial2" style:font-size-asian="18pt" style:font-weight-asian="bold" style:font-name-complex="Arial2" style:font-size-complex="18pt" style:font-weight-complex="bold" style:text-scale="100%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 style:shadow="none" style:join-border="false"/>
      <style:text-properties style:use-window-font-color="true" style:font-name="Arial1" fo:font-size="10pt" fo:language="it" fo:country="IT" officeooo:paragraph-rsid="003d541c" style:font-name-asian="Arial1" style:font-size-asian="10pt" style:font-name-complex="Arial1" style:font-size-complex="10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 style:shadow="none" style:join-border="false"/>
      <style:text-properties style:use-window-font-color="true" style:font-name="Arial1" fo:font-size="10pt" fo:language="it" fo:country="IT" officeooo:paragraph-rsid="003d541c" fo:background-color="transparent" style:font-name-asian="Arial1" style:font-size-asian="10pt" style:font-name-complex="Arial1" style:font-size-complex="10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 style:shadow="none" style:join-border="false">
        <style:tab-stops>
          <style:tab-stop style:position="9.79cm"/>
        </style:tab-stops>
      </style:paragraph-properties>
      <style:text-properties style:use-window-font-color="true" style:font-name="Arial1" fo:font-size="10pt" fo:language="it" fo:country="IT" officeooo:paragraph-rsid="003d541c" fo:background-color="transparent" style:font-name-asian="Arial1" style:font-size-asian="10pt" style:font-name-complex="Arial1" style:font-size-complex="10pt" style:language-complex="ar" style:country-complex="SA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.049cm" fo:border-left="none" fo:border-right="none" fo:border-top="none" fo:border-bottom="0.06pt solid #009900" style:join-border="false">
        <style:tab-stops>
          <style:tab-stop style:position="9.994cm"/>
          <style:tab-stop style:position="13.501cm"/>
        </style:tab-stops>
      </style:paragraph-properties>
      <style:text-properties style:use-window-font-color="true" fo:language="it" fo:country="IT" officeooo:paragraph-rsid="003d541c" fo:background-color="transparen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.049cm" fo:border-left="none" fo:border-right="none" fo:border-top="none" fo:border-bottom="0.06pt solid #009900" style:join-border="false">
        <style:tab-stops>
          <style:tab-stop style:position="9.999cm"/>
        </style:tab-stops>
      </style:paragraph-properties>
      <style:text-properties style:use-window-font-color="true" style:text-position="0% 100%" style:font-name="Arial1" fo:language="it" fo:country="IT" officeooo:paragraph-rsid="003d541c" fo:background-color="transparen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/>
      <style:text-properties style:use-window-font-color="true" style:text-position="0% 100%" style:font-name="Arial1" fo:font-size="10pt" fo:letter-spacing="normal" fo:language="it" fo:country="IT" style:text-underline-style="solid" style:text-underline-width="auto" style:text-underline-color="font-color" fo:font-weight="bold" officeooo:rsid="003f65b4" officeooo:paragraph-rsid="003f65b4" fo:background-color="transparent" style:font-name-asian="Arial1" style:font-size-asian="10pt" style:font-weight-asian="bold" style:font-name-complex="Arial1" style:font-size-complex="10pt" style:text-scale="100%"/>
    </style:style>
    <style:style style:name="P57" style:family="paragraph" style:parent-style-name="Standard" style:master-page-name="">
      <style:paragraph-properties fo:margin-left="0cm" fo:margin-right="0cm" fo:margin-top="0cm" fo:margin-bottom="0.199cm" loext:contextual-spacing="false" fo:line-height="100%" fo:text-align="center" style:justify-single-word="false" fo:orphans="2" fo:widows="2" fo:text-indent="0cm" style:auto-text-indent="false" style:page-number="auto" style:writing-mode="lr-tb"/>
      <style:text-properties style:use-window-font-color="true" style:text-position="0% 100%" style:font-name="Arial1" fo:font-size="9pt" fo:letter-spacing="normal" fo:language="it" fo:country="IT" fo:font-weight="normal" style:font-name-asian="Arial2" style:font-size-asian="9pt" style:font-weight-asian="normal" style:font-name-complex="Arial2" style:font-size-complex="9pt" style:font-weight-complex="normal" style:text-scale="100%"/>
    </style:style>
    <style:style style:name="P58" style:family="paragraph" style:parent-style-name="Text_20_body">
      <style:paragraph-properties fo:margin-left="0cm" fo:margin-right="0cm" fo:margin-top="0.071cm" fo:margin-bottom="0.071cm" loext:contextual-spacing="false" fo:text-align="center" style:justify-single-word="false" fo:text-indent="0cm" style:auto-text-indent="false"/>
      <style:text-properties style:use-window-font-color="true" style:font-name="Arial" fo:font-size="8pt" fo:font-weight="bold" officeooo:paragraph-rsid="005705a3"/>
    </style:style>
    <style:style style:name="P59" style:family="paragraph" style:parent-style-name="Text_20_body">
      <style:paragraph-properties fo:margin-left="0cm" fo:margin-right="0cm" fo:margin-top="0.071cm" fo:margin-bottom="0.071cm" loext:contextual-spacing="false" fo:line-height="100%" fo:text-align="start" style:justify-single-word="false" fo:text-indent="0cm" style:auto-text-indent="false"/>
      <style:text-properties style:use-window-font-color="true" style:text-position="0% 100%" style:font-name="Arial1" fo:font-size="8pt" fo:letter-spacing="normal" fo:language="it" fo:country="IT" style:text-underline-style="solid" style:text-underline-width="auto" style:text-underline-color="font-color" fo:font-weight="bold" officeooo:rsid="003f65b4" officeooo:paragraph-rsid="00722bd9" fo:background-color="transparent" style:font-name-asian="Arial1" style:font-size-asian="8pt" style:font-weight-asian="bold" style:font-name-complex="Arial1" style:font-size-complex="8pt" style:text-scale="100%"/>
    </style:style>
    <style:style style:name="P60" style:family="paragraph" style:parent-style-name="Table_20_Contents">
      <style:paragraph-properties fo:margin-left="0cm" fo:margin-right="0cm" fo:margin-top="0.199cm" fo:margin-bottom="0cm" loext:contextual-spacing="false" fo:line-height="100%" fo:text-indent="0cm" style:auto-text-indent="false"/>
      <style:text-properties style:use-window-font-color="true" fo:font-size="10pt" officeooo:paragraph-rsid="003d541c" style:font-size-asian="10pt" style:font-size-complex="10pt"/>
    </style:style>
    <style:style style:name="P61" style:family="paragraph" style:parent-style-name="Table_20_Contents">
      <style:paragraph-properties fo:margin-left="0cm" fo:margin-right="0cm" fo:margin-top="0.423cm" fo:margin-bottom="0cm" loext:contextual-spacing="false" fo:text-indent="0cm" style:auto-text-indent="false"/>
      <style:text-properties style:use-window-font-color="true" fo:font-size="10pt" officeooo:paragraph-rsid="003d541c" style:font-size-asian="10pt" style:font-size-complex="10pt"/>
    </style:style>
    <style:style style:name="P62" style:family="paragraph" style:parent-style-name="Standard">
      <style:paragraph-properties fo:margin-left="0cm" fo:margin-right="0cm" fo:margin-top="0.101cm" fo:margin-bottom="0cm" loext:contextual-spacing="false" fo:line-height="100%" fo:text-align="justify" style:justify-single-word="false" fo:text-indent="0cm" style:auto-text-indent="false"/>
      <style:text-properties fo:color="#231f20" style:text-position="0% 100%" style:font-name="Arial1" fo:font-size="10pt" fo:language="it" fo:country="IT" officeooo:paragraph-rsid="006064ec" fo:background-color="transparent" style:font-name-asian="Arial1" style:font-size-asian="10pt" style:font-name-complex="Arial1" style:font-size-complex="10pt" style:language-complex="ar" style:country-complex="SA"/>
    </style:style>
    <style:style style:name="P63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/>
      <style:text-properties style:use-window-font-color="true" style:text-position="-5% 100%" style:font-name="Arial1" fo:font-size="8pt" fo:letter-spacing="normal" fo:language="it" fo:country="IT" fo:font-style="italic" fo:font-weight="normal" officeooo:rsid="00641cbc" officeooo:paragraph-rsid="00641cbc" fo:background-color="transparent" style:font-name-asian="Arial2" style:font-size-asian="8pt" style:font-style-asian="italic" style:font-weight-asian="normal" style:font-name-complex="Arial2" style:font-size-complex="8pt" style:font-style-complex="italic" style:font-weight-complex="normal" style:text-scale="100%"/>
    </style:style>
    <style:style style:name="P64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/>
      <style:text-properties style:use-window-font-color="true" style:font-name="Arial1" fo:font-size="10pt" fo:language="it" fo:country="IT" fo:font-weight="normal" officeooo:paragraph-rsid="00641cbc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00%" fo:text-align="justify" style:justify-single-word="false" fo:orphans="0" fo:widows="0" fo:text-indent="0cm" style:auto-text-indent="false" fo:background-color="transparent" style:writing-mode="lr-tb"/>
      <style:text-properties style:use-window-font-color="true" style:text-line-through-style="none" style:text-line-through-type="none" style:text-position="0% 100%" style:font-name="Arial1" fo:font-size="8pt" fo:language="it" fo:country="IT" style:text-underline-style="none" fo:font-weight="normal" officeooo:paragraph-rsid="006b0768" fo:background-color="transparent" style:font-name-asian="Arial1" style:font-size-asian="8pt" style:font-weight-asian="normal" style:font-name-complex="Arial1" style:font-size-complex="8pt" style:language-complex="ar" style:country-complex="SA" style:font-weight-complex="normal"/>
    </style:style>
    <style:style style:name="P66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 style:writing-mode="lr-tb"/>
      <style:text-properties style:use-window-font-color="true" style:text-position="-5% 100%" style:font-name="Arial1" fo:font-size="10pt" fo:letter-spacing="normal" fo:language="it" fo:country="IT" fo:font-weight="bold" officeooo:rsid="00695e80" officeooo:paragraph-rsid="00641cbc" fo:background-color="transparent" style:font-name-asian="Arial2" style:font-size-asian="10pt" style:font-weight-asian="bold" style:font-name-complex="Arial2" style:font-size-complex="10pt" style:font-weight-complex="bold" style:text-scale="100%"/>
    </style:style>
    <style:style style:name="P67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 style:writing-mode="lr-tb"/>
      <style:text-properties style:use-window-font-color="true" style:text-position="-5% 100%" style:font-name="Arial1" fo:font-size="10pt" fo:letter-spacing="normal" fo:language="it" fo:country="IT" fo:font-weight="normal" officeooo:rsid="00695e80" officeooo:paragraph-rsid="00641cbc" fo:background-color="transparent" style:font-name-asian="Arial2" style:font-size-asian="10pt" style:font-weight-asian="normal" style:font-name-complex="Arial2" style:font-size-complex="10pt" style:font-weight-complex="normal" style:text-scale="100%"/>
    </style:style>
    <style:style style:name="P68" style:family="paragraph" style:parent-style-name="Table_20_Contents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/>
      <style:text-properties style:use-window-font-color="true" style:font-name="Arial1" fo:font-size="10pt" fo:language="it" fo:country="IT" officeooo:paragraph-rsid="00641cbc" fo:background-color="transparent" style:font-size-asian="10pt" style:font-size-complex="10pt"/>
    </style:style>
    <style:style style:name="P69" style:family="paragraph" style:parent-style-name="Table_20_Contents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/>
      <style:text-properties style:use-window-font-color="true" style:font-name="Arial1" fo:font-size="8pt" fo:language="it" fo:country="IT" fo:font-style="italic" officeooo:rsid="00641cbc" officeooo:paragraph-rsid="00641cbc" fo:background-color="transparent" style:font-size-asian="8pt" style:font-style-asian="italic" style:font-size-complex="8pt" style:font-style-complex="italic"/>
    </style:style>
    <style:style style:name="P70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00%" fo:text-align="center" style:justify-single-word="false" fo:orphans="0" fo:widows="0" fo:text-indent="0cm" style:auto-text-indent="false" style:shadow="none" style:snap-to-layout-grid="false"/>
      <style:text-properties style:use-window-font-color="true" style:text-position="0% 100%" style:font-name="Wingdings" fo:font-size="14pt" fo:language="it" fo:country="IT" fo:font-style="normal" fo:font-weight="normal" officeooo:paragraph-rsid="00780ad3" fo:background-color="transparent" style:font-name-asian="Wingdings" style:font-size-asian="10pt" style:language-asian="zh" style:country-asian="CN" style:font-style-asian="normal" style:font-weight-asian="normal" style:font-name-complex="Wingdings" style:font-size-complex="9pt" style:language-complex="ar" style:country-complex="SA" style:font-style-complex="normal" style:font-weight-complex="normal"/>
    </style:style>
    <style:style style:name="P71" style:family="paragraph" style:parent-style-name="Text_20_body">
      <style:paragraph-properties fo:margin-left="0cm" fo:margin-right="0cm" fo:margin-top="0.101cm" fo:margin-bottom="0cm" loext:contextual-spacing="false" fo:line-height="100%" fo:text-indent="0cm" style:auto-text-indent="false"/>
      <style:text-properties style:use-window-font-color="true" style:font-name="Arial1" fo:font-size="8pt" officeooo:paragraph-rsid="005b0d10" style:font-size-asian="7pt" style:font-size-complex="8pt"/>
    </style:style>
    <style:style style:name="P72" style:family="paragraph" style:parent-style-name="Standard">
      <loext:graphic-properties draw:fill-image-width="0cm" draw:fill-image-height="0cm"/>
      <style:paragraph-properties fo:margin-left="0cm" fo:margin-right="0cm" fo:margin-top="0.049cm" fo:margin-bottom="0.049cm" loext:contextual-spacing="false" fo:line-height="100%" fo:text-align="center" style:justify-single-word="false" fo:orphans="0" fo:widows="0" fo:text-indent="0cm" style:auto-text-indent="false" style:shadow="none" style:writing-mode="lr-tb"/>
      <style:text-properties style:use-window-font-color="true" style:text-position="0% 100%" style:font-name="Wingdings2" fo:font-size="14pt" fo:language="it" fo:country="IT" fo:font-style="normal" fo:font-weight="normal" officeooo:rsid="0076be87" officeooo:paragraph-rsid="00ecfa2e" fo:background-color="transparent" style:font-name-asian="Wingdings2" style:font-size-asian="14pt" style:language-asian="zh" style:country-asian="CN" style:font-style-asian="normal" style:font-weight-asian="normal" style:font-name-complex="Wingdings2" style:font-size-complex="14pt" style:language-complex="ar" style:country-complex="SA" style:font-style-complex="normal" style:font-weight-complex="normal"/>
    </style:style>
    <style:style style:name="P73" style:family="paragraph" style:parent-style-name="Text_20_body">
      <style:paragraph-properties fo:margin-left="0cm" fo:margin-right="0cm" fo:margin-top="0.199cm" fo:margin-bottom="0.199cm" loext:contextual-spacing="false" fo:line-height="100%" fo:text-align="center" style:justify-single-word="false" fo:text-indent="0cm" style:auto-text-indent="false"/>
      <style:text-properties style:text-position="0% 100%" style:font-name="Arial1" fo:font-size="14pt" fo:letter-spacing="normal" fo:language="it" fo:country="IT" fo:font-weight="bold" style:font-name-asian="Arial2" style:font-size-asian="14pt" style:font-weight-asian="bold" style:font-name-complex="Arial2" style:font-size-complex="14pt" style:font-weight-complex="bold" style:text-scale="100%"/>
    </style:style>
    <style:style style:name="P74" style:family="paragraph" style:parent-style-name="Standard" style:master-page-name="">
      <style:paragraph-properties fo:margin-left="1cm" fo:margin-right="1cm" fo:margin-top="0cm" fo:margin-bottom="0.101cm" loext:contextual-spacing="false" fo:line-height="100%" fo:text-indent="0cm" style:auto-text-indent="false" style:page-number="auto"/>
      <style:text-properties style:text-position="0% 100%" style:font-name="Arial1"/>
    </style:style>
    <style:style style:name="P75" style:family="paragraph" style:parent-style-name="Standard">
      <style:paragraph-properties fo:margin-top="0.035cm" fo:margin-bottom="0cm" loext:contextual-spacing="false" fo:line-height="100%" fo:text-align="start" style:justify-single-word="false"/>
      <style:text-properties style:use-window-font-color="true" style:text-position="0% 100%" style:font-name="Arial1" fo:font-size="10pt" fo:language="it" fo:country="IT" officeooo:paragraph-rsid="003eaf75" fo:background-color="transparent" style:font-size-asian="10pt" style:font-size-complex="10pt"/>
    </style:style>
    <style:style style:name="P76" style:family="paragraph" style:parent-style-name="Table_20_Contents">
      <style:paragraph-properties fo:margin-left="0.64cm" fo:margin-right="0.64cm" fo:margin-top="0.049cm" fo:margin-bottom="0.049cm" loext:contextual-spacing="false" fo:line-height="100%" fo:text-indent="0cm" style:auto-text-indent="false" style:shadow="none"/>
      <style:text-properties style:use-window-font-color="true" style:font-name="Arial1" fo:font-size="10pt" fo:language="it" fo:country="IT" officeooo:paragraph-rsid="007b518f" style:font-size-asian="10pt" style:language-asian="zh" style:country-asian="CN" style:font-size-complex="10pt" style:language-complex="ar" style:country-complex="SA"/>
    </style:style>
    <style:style style:name="P77" style:family="paragraph" style:parent-style-name="Table_20_Contents">
      <style:paragraph-properties fo:margin-left="0.635cm" fo:margin-right="0cm" fo:margin-top="0.199cm" fo:margin-bottom="0cm" loext:contextual-spacing="false" fo:text-indent="0cm" style:auto-text-indent="false"/>
      <style:text-properties style:use-window-font-color="true" fo:font-size="10pt" officeooo:paragraph-rsid="003d541c" style:font-size-asian="10pt" style:font-size-complex="10pt"/>
    </style:style>
    <style:style style:name="P78" style:family="paragraph" style:parent-style-name="Table_20_Contents">
      <style:paragraph-properties fo:margin-left="0.635cm" fo:margin-right="0cm" fo:margin-top="0.199cm" fo:margin-bottom="0cm" loext:contextual-spacing="false" fo:line-height="100%" fo:text-align="justify" style:justify-single-word="false" fo:text-indent="0cm" style:auto-text-indent="false"/>
      <style:text-properties style:use-window-font-color="true" fo:font-size="10pt" fo:font-weight="normal" officeooo:paragraph-rsid="003d541c" fo:background-color="transparent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.635cm" fo:margin-right="0cm" fo:margin-top="0.199cm" fo:margin-bottom="0cm" loext:contextual-spacing="false" fo:line-height="100%" fo:text-align="justify" style:justify-single-word="false" fo:text-indent="0cm" style:auto-text-indent="false"/>
      <style:text-properties style:use-window-font-color="true" fo:font-size="10pt" officeooo:paragraph-rsid="003d541c" fo:background-color="transparent" style:font-size-asian="10pt" style:font-size-complex="10pt"/>
    </style:style>
    <style:style style:name="P80" style:family="paragraph" style:parent-style-name="Paragrafo_20_da_20_compilare">
      <style:paragraph-properties fo:line-height="100%"/>
      <style:text-properties style:use-window-font-color="true" fo:language="it" fo:country="IT" officeooo:paragraph-rsid="003d541c"/>
    </style:style>
    <style:style style:name="P81" style:family="paragraph" style:parent-style-name="Text_20_body">
      <style:paragraph-properties fo:margin-left="0cm" fo:margin-right="-0.035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text-position="0% 100%" style:font-name="Arial1" fo:font-size="10pt" fo:language="it" fo:country="IT" officeooo:rsid="003d541c" officeooo:paragraph-rsid="003d541c" fo:background-color="transparent" style:font-size-asian="10pt" style:font-size-complex="10pt"/>
    </style:style>
    <style:style style:name="P82" style:family="paragraph" style:parent-style-name="Standard">
      <style:paragraph-properties fo:margin-left="0cm" fo:margin-right="-0.123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917cm"/>
        </style:tab-stops>
      </style:paragraph-properties>
      <style:text-properties style:use-window-font-color="true" style:text-position="0% 100%" style:font-name="Arial1" fo:font-size="10pt" fo:language="it" fo:country="IT" fo:font-weight="normal" officeooo:paragraph-rsid="006064ec" fo:background-color="transparent" style:font-name-asian="Arial1" style:font-size-asian="10pt" style:font-weight-asian="normal" style:font-name-complex="Arial1" style:font-size-complex="10pt" style:language-complex="ar" style:country-complex="SA" style:font-weight-complex="normal"/>
    </style:style>
    <style:style style:name="P83" style:family="paragraph" style:parent-style-name="Standard">
      <style:paragraph-properties fo:margin-top="0.101cm" fo:margin-bottom="0cm" loext:contextual-spacing="false" fo:line-height="100%"/>
      <style:text-properties style:font-name="Arial1" fo:font-size="10pt" style:font-size-asian="10pt" style:font-size-complex="10pt"/>
    </style:style>
    <style:style style:name="P84" style:family="paragraph" style:parent-style-name="Standard">
      <style:paragraph-properties fo:margin-top="0.101cm" fo:margin-bottom="0cm" loext:contextual-spacing="false" fo:line-height="100%" fo:text-align="start" style:justify-single-word="false"/>
      <style:text-properties style:use-window-font-color="true" style:font-name="Arial1" fo:font-size="8pt" fo:language="it" fo:country="IT" officeooo:paragraph-rsid="00641cbc" fo:background-color="transparent" style:font-size-asian="7pt" style:font-size-complex="8pt"/>
    </style:style>
    <style:style style:name="P85" style:family="paragraph" style:parent-style-name="Table_20_Contents">
      <style:paragraph-properties fo:margin-top="0.101cm" fo:margin-bottom="0cm" loext:contextual-spacing="false" fo:line-height="100%"/>
      <style:text-properties style:use-window-font-color="true" style:font-name="Arial1" fo:font-size="10pt" style:font-size-asian="10pt" style:font-size-complex="10pt"/>
    </style:style>
    <style:style style:name="P86" style:family="paragraph" style:parent-style-name="Table_20_Contents">
      <style:paragraph-properties fo:margin-top="0.101cm" fo:margin-bottom="0cm" loext:contextual-spacing="false" fo:line-height="100%"/>
      <style:text-properties style:use-window-font-color="true" style:font-name="Arial1" fo:font-size="10pt" officeooo:paragraph-rsid="0047f66d" style:font-size-asian="10pt" style:font-size-complex="10pt"/>
    </style:style>
    <style:style style:name="P87" style:family="paragraph" style:parent-style-name="Table_20_Contents">
      <style:paragraph-properties fo:margin-top="0.101cm" fo:margin-bottom="0cm" loext:contextual-spacing="false" fo:line-height="100%"/>
      <style:text-properties style:use-window-font-color="true" style:font-name="Arial1" fo:font-size="10pt" fo:font-weight="bold" fo:background-color="transparent" style:font-size-asian="10pt" style:font-size-complex="10pt"/>
    </style:style>
    <style:style style:name="P88" style:family="paragraph" style:parent-style-name="Table_20_Contents">
      <style:paragraph-properties fo:margin-top="0.101cm" fo:margin-bottom="0cm" loext:contextual-spacing="false" fo:line-height="100%"/>
      <style:text-properties style:font-name="Arial1" fo:font-size="10pt" fo:font-weight="bold" style:font-size-asian="10pt" style:font-size-complex="10pt"/>
    </style:style>
    <style:style style:name="P89" style:family="paragraph" style:parent-style-name="Table_20_Contents">
      <style:paragraph-properties fo:margin-top="0.101cm" fo:margin-bottom="0cm" loext:contextual-spacing="false" fo:line-height="100%"/>
      <style:text-properties style:font-name="Arial1" fo:font-size="10pt" fo:font-weight="bold" officeooo:paragraph-rsid="006158c4" fo:background-color="transparent" style:font-size-asian="10pt" style:font-size-complex="10pt"/>
    </style:style>
    <style:style style:name="P90" style:family="paragraph" style:parent-style-name="Table_20_Contents">
      <style:paragraph-properties fo:margin-top="0.101cm" fo:margin-bottom="0cm" loext:contextual-spacing="false" fo:line-height="100%"/>
      <style:text-properties style:font-name="Arial1" fo:font-size="10pt" style:font-size-asian="10pt" style:font-size-complex="10pt"/>
    </style:style>
    <style:style style:name="P91" style:family="paragraph" style:parent-style-name="Table_20_Contents">
      <style:paragraph-properties fo:margin-top="0.101cm" fo:margin-bottom="0cm" loext:contextual-spacing="false" fo:line-height="100%"/>
      <style:text-properties style:font-name="Arial1" fo:font-size="10pt" officeooo:paragraph-rsid="006158c4" fo:background-color="transparent" style:font-size-asian="10pt" style:font-size-complex="10pt"/>
    </style:style>
    <style:style style:name="P92" style:family="paragraph" style:parent-style-name="Text_20_body">
      <style:paragraph-properties fo:margin-top="0.101cm" fo:margin-bottom="0cm" loext:contextual-spacing="false" fo:line-height="100%"/>
      <style:text-properties style:use-window-font-color="true" style:font-name="Arial1" fo:font-size="10pt" fo:font-weight="bold" style:font-size-asian="10pt" style:font-size-complex="10pt"/>
    </style:style>
    <style:style style:name="P93" style:family="paragraph" style:parent-style-name="Text_20_body">
      <style:paragraph-properties fo:margin-top="0.101cm" fo:margin-bottom="0cm" loext:contextual-spacing="false" fo:line-height="100%"/>
      <style:text-properties style:use-window-font-color="true" style:font-name="Arial1" fo:font-size="10pt" officeooo:paragraph-rsid="006158c4" fo:background-color="transparent" style:font-size-asian="10pt" style:font-size-complex="10pt"/>
    </style:style>
    <style:style style:name="P94" style:family="paragraph" style:parent-style-name="Text_20_body">
      <style:paragraph-properties fo:margin-top="0.101cm" fo:margin-bottom="0cm" loext:contextual-spacing="false" fo:line-height="100%"/>
      <style:text-properties style:use-window-font-color="true" style:text-line-through-style="none" style:text-line-through-type="none" style:font-name="Arial1" fo:font-size="8pt" fo:language="it" fo:country="IT" fo:font-weight="bold" officeooo:rsid="0049afe4" officeooo:paragraph-rsid="0049afe4" fo:background-color="transparent" style:font-size-asian="7pt" style:font-size-complex="8pt"/>
    </style:style>
    <style:style style:name="P95" style:family="paragraph" style:parent-style-name="Text_20_body">
      <style:paragraph-properties fo:margin-top="0.101cm" fo:margin-bottom="0cm" loext:contextual-spacing="false" fo:line-height="100%"/>
      <style:text-properties style:use-window-font-color="true" style:text-line-through-style="none" style:text-line-through-type="none" style:font-name="Arial1" fo:font-size="8pt" fo:font-weight="bold" officeooo:rsid="005a6383" officeooo:paragraph-rsid="006158c4" fo:background-color="transparent" style:font-size-asian="7pt" style:font-size-complex="8pt"/>
    </style:style>
    <style:style style:name="P96" style:family="paragraph" style:parent-style-name="Text_20_body">
      <style:paragraph-properties fo:margin-top="0.101cm" fo:margin-bottom="0cm" loext:contextual-spacing="false" fo:line-height="100%"/>
      <style:text-properties style:font-name="Arial1" fo:font-size="10pt" fo:font-weight="bold" style:font-size-asian="10pt" style:font-size-complex="10pt"/>
    </style:style>
    <style:style style:name="P97" style:family="paragraph" style:parent-style-name="Text_20_body">
      <style:paragraph-properties fo:margin-top="0.101cm" fo:margin-bottom="0cm" loext:contextual-spacing="false" fo:line-height="100%"/>
      <style:text-properties style:font-name="Arial1" fo:font-size="8pt" style:font-size-asian="7pt" style:font-size-complex="8pt"/>
    </style:style>
    <style:style style:name="P98" style:family="paragraph" style:parent-style-name="Text_20_body">
      <style:paragraph-properties fo:margin-top="0.101cm" fo:margin-bottom="0cm" loext:contextual-spacing="false" fo:line-height="100%" fo:text-align="start" style:justify-single-word="false"/>
      <style:text-properties style:font-name="Arial1" fo:font-size="8pt" style:font-size-asian="7pt" style:font-size-complex="8pt"/>
    </style:style>
    <style:style style:name="P99" style:family="paragraph" style:parent-style-name="Text_20_body">
      <style:paragraph-properties fo:margin-top="0.101cm" fo:margin-bottom="0cm" loext:contextual-spacing="false" fo:line-height="100%"/>
      <style:text-properties style:font-name="Arial1" fo:font-size="8pt" fo:language="it" fo:country="IT" fo:font-style="italic" fo:font-weight="bold" style:font-size-asian="7pt" style:font-size-complex="8pt"/>
    </style:style>
    <style:style style:name="P100" style:family="paragraph" style:parent-style-name="Table_20_Contents">
      <style:paragraph-properties fo:margin-left="0.635cm" fo:margin-right="0cm" fo:margin-top="0.101cm" fo:margin-bottom="0cm" loext:contextual-spacing="false" fo:line-height="100%" fo:text-indent="-0.635cm" style:auto-text-indent="false"/>
      <style:text-properties style:use-window-font-color="true" style:font-name="Arial1" fo:font-size="10pt" style:font-size-asian="10pt" style:font-size-complex="10pt"/>
    </style:style>
    <style:style style:name="P101" style:family="paragraph" style:parent-style-name="Table_20_Contents">
      <style:paragraph-properties fo:margin-left="0.635cm" fo:margin-right="0cm" fo:margin-top="0.101cm" fo:margin-bottom="0cm" loext:contextual-spacing="false" fo:line-height="100%" fo:text-indent="-0.635cm" style:auto-text-indent="false"/>
      <style:text-properties style:use-window-font-color="true" style:font-name="Arial1" fo:font-size="10pt" officeooo:paragraph-rsid="006158c4" fo:background-color="transparent" style:font-size-asian="10pt" style:font-size-complex="10pt"/>
    </style:style>
    <style:style style:name="P102" style:family="paragraph" style:parent-style-name="Text_20_body">
      <style:paragraph-properties fo:margin-left="0.635cm" fo:margin-right="0cm" fo:margin-top="0.101cm" fo:margin-bottom="0cm" loext:contextual-spacing="false" fo:line-height="100%" fo:text-indent="-0.635cm" style:auto-text-indent="false"/>
      <style:text-properties style:use-window-font-color="true"/>
    </style:style>
    <style:style style:name="P103" style:family="paragraph" style:parent-style-name="Text_20_body">
      <style:paragraph-properties fo:margin-left="0.635cm" fo:margin-right="0cm" fo:margin-top="0.101cm" fo:margin-bottom="0cm" loext:contextual-spacing="false" fo:line-height="100%" fo:text-align="justify" style:justify-single-word="false" fo:text-indent="-0.635cm" style:auto-text-indent="false"/>
      <style:text-properties officeooo:paragraph-rsid="00408b62"/>
    </style:style>
    <style:style style:name="P104" style:family="paragraph" style:parent-style-name="Text_20_body">
      <style:paragraph-properties fo:margin-left="0.635cm" fo:margin-right="0cm" fo:margin-top="0.101cm" fo:margin-bottom="0cm" loext:contextual-spacing="false" fo:line-height="100%" fo:text-indent="-0.635cm" style:auto-text-indent="false"/>
      <style:text-properties style:font-name="Arial1" fo:font-size="10pt" style:font-size-asian="10pt" style:font-size-complex="10pt"/>
    </style:style>
    <style:style style:name="P105" style:family="paragraph" style:parent-style-name="Text_20_body">
      <style:paragraph-properties fo:margin-left="0.635cm" fo:margin-right="0cm" fo:margin-top="0.101cm" fo:margin-bottom="0cm" loext:contextual-spacing="false" fo:line-height="100%" fo:text-indent="-0.635cm" style:auto-text-indent="false"/>
      <style:text-properties style:font-name="Arial1" fo:font-size="8pt" style:font-size-asian="7pt" style:font-size-complex="8pt"/>
    </style:style>
    <style:style style:name="P106" style:family="paragraph" style:parent-style-name="Table_20_Contents">
      <style:paragraph-properties fo:margin-left="2cm" fo:margin-right="0cm" fo:margin-top="0.101cm" fo:margin-bottom="0cm" loext:contextual-spacing="false" fo:line-height="100%" fo:text-indent="-0.75cm" style:auto-text-indent="false"/>
      <style:text-properties style:use-window-font-color="true" style:font-name="Arial1" fo:font-size="10pt" style:font-size-asian="10pt" style:font-size-complex="10pt"/>
    </style:style>
    <style:style style:name="P107" style:family="paragraph" style:parent-style-name="Table_20_Contents">
      <style:paragraph-properties fo:margin-left="2cm" fo:margin-right="0cm" fo:margin-top="0.101cm" fo:margin-bottom="0cm" loext:contextual-spacing="false" fo:line-height="100%" fo:text-indent="-0.75cm" style:auto-text-indent="false"/>
      <style:text-properties style:use-window-font-color="true" style:font-name="Arial1" fo:font-size="10pt" officeooo:paragraph-rsid="0080b8b1" style:font-size-asian="10pt" style:font-size-complex="10pt"/>
    </style:style>
    <style:style style:name="P108" style:family="paragraph" style:parent-style-name="Table_20_Contents">
      <style:paragraph-properties fo:margin-left="2cm" fo:margin-right="0cm" fo:margin-top="0.101cm" fo:margin-bottom="0cm" loext:contextual-spacing="false" fo:line-height="100%" fo:text-indent="-0.75cm" style:auto-text-indent="false"/>
      <style:text-properties style:use-window-font-color="true" style:font-name="Arial1" fo:font-size="10pt" officeooo:paragraph-rsid="006158c4" fo:background-color="transparent" style:font-size-asian="10pt" style:font-size-complex="10pt"/>
    </style:style>
    <style:style style:name="P109" style:family="paragraph" style:parent-style-name="Table_20_Contents">
      <style:paragraph-properties fo:margin-left="2cm" fo:margin-right="0cm" fo:margin-top="0.101cm" fo:margin-bottom="0cm" loext:contextual-spacing="false" fo:line-height="100%" fo:text-indent="-0.75cm" style:auto-text-indent="false"/>
      <style:text-properties style:use-window-font-color="true" style:font-name="Arial1" fo:font-size="10pt" officeooo:paragraph-rsid="00641cbc" fo:background-color="transparent" style:font-size-asian="10pt" style:font-size-complex="10pt"/>
    </style:style>
    <style:style style:name="P110" style:family="paragraph" style:parent-style-name="Table_20_Contents">
      <style:paragraph-properties fo:margin-left="1.27cm" fo:margin-right="0cm" fo:margin-top="0.101cm" fo:margin-bottom="0cm" loext:contextual-spacing="false" fo:line-height="100%" fo:text-indent="-0.635cm" style:auto-text-indent="false"/>
      <style:text-properties style:use-window-font-color="true" style:font-name="Arial1" fo:font-size="10pt" fo:background-color="transparent" style:font-size-asian="10pt" style:font-size-complex="10pt"/>
    </style:style>
    <style:style style:name="P111" style:family="paragraph" style:parent-style-name="Table_20_Contents">
      <style:paragraph-properties fo:margin-left="1.302cm" fo:margin-right="0cm" fo:margin-top="0.101cm" fo:margin-bottom="0cm" loext:contextual-spacing="false" fo:line-height="100%" fo:text-indent="-0.75cm" style:auto-text-indent="false"/>
      <style:text-properties style:use-window-font-color="true" style:font-name="Arial1" fo:font-size="10pt" style:font-size-asian="10pt" style:font-size-complex="10pt"/>
    </style:style>
    <style:style style:name="P112" style:family="paragraph" style:parent-style-name="Table_20_Contents">
      <style:paragraph-properties fo:margin-left="1.302cm" fo:margin-right="0cm" fo:margin-top="0.101cm" fo:margin-bottom="0cm" loext:contextual-spacing="false" fo:line-height="100%" fo:text-align="justify" style:justify-single-word="false" fo:text-indent="-0.75cm" style:auto-text-indent="false"/>
      <style:text-properties style:use-window-font-color="true" style:font-name="Arial1" fo:font-size="10pt" officeooo:paragraph-rsid="0047f66d" style:font-size-asian="10pt" style:font-size-complex="10pt"/>
    </style:style>
    <style:style style:name="P113" style:family="paragraph" style:parent-style-name="Text_20_body">
      <style:paragraph-properties fo:margin-left="0.55cm" fo:margin-right="0cm" fo:margin-top="0.101cm" fo:margin-bottom="0cm" loext:contextual-spacing="false" fo:line-height="100%" fo:text-indent="-0.501cm" style:auto-text-indent="false"/>
      <style:text-properties style:use-window-font-color="true"/>
    </style:style>
    <style:style style:name="P114" style:family="paragraph" style:parent-style-name="Text_20_body">
      <style:paragraph-properties fo:margin-left="1.249cm" fo:margin-right="0cm" fo:margin-top="0.101cm" fo:margin-bottom="0cm" loext:contextual-spacing="false" fo:line-height="100%" fo:text-indent="-0.635cm" style:auto-text-indent="false"/>
    </style:style>
    <style:style style:name="P115" style:family="paragraph" style:parent-style-name="Text_20_body" style:master-page-name="">
      <loext:graphic-properties draw:fill="none"/>
      <style:paragraph-properties fo:margin-left="1.401cm" fo:margin-right="0cm" fo:margin-top="0.101cm" fo:margin-bottom="0cm" loext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use-window-font-color="true"/>
    </style:style>
    <style:style style:name="P116" style:family="paragraph" style:parent-style-name="Text_20_body">
      <loext:graphic-properties draw:fill="none"/>
      <style:paragraph-properties fo:margin-left="1.401cm" fo:margin-right="0cm" fo:margin-top="0.101cm" fo:margin-bottom="0cm" loext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use-window-font-color="true"/>
    </style:style>
    <style:style style:name="P117" style:family="paragraph" style:parent-style-name="Text_20_body">
      <loext:graphic-properties draw:fill="none"/>
      <style:paragraph-properties fo:margin-left="1.401cm" fo:margin-right="0cm" fo:margin-top="0.101cm" fo:margin-bottom="0cm" loext:contextual-spacing="false" fo:line-height="100%" fo:text-align="start" style:justify-single-word="false" fo:orphans="2" fo:widows="2" fo:text-indent="-0.6cm" style:auto-text-indent="false" fo:background-color="transparent" style:writing-mode="lr-tb"/>
    </style:style>
    <style:style style:name="P118" style:family="paragraph" style:parent-style-name="Text_20_body">
      <style:paragraph-properties fo:margin-left="0.397cm" fo:margin-right="0cm" fo:margin-top="0.101cm" fo:margin-bottom="0cm" loext:contextual-spacing="false" fo:line-height="100%" fo:text-indent="-0.416cm" style:auto-text-indent="false"/>
      <style:text-properties style:font-name="Arial1" fo:font-size="10pt" officeooo:paragraph-rsid="0049afe4" style:font-size-asian="10pt" style:font-size-complex="10pt"/>
    </style:style>
    <style:style style:name="P119" style:family="paragraph" style:parent-style-name="Standard">
      <style:paragraph-properties fo:margin-left="0.564cm" fo:margin-right="-0.035cm" fo:margin-top="0.101cm" fo:margin-bottom="0cm" loext:contextual-spacing="false" fo:line-height="100%" fo:text-align="start" style:justify-single-word="false" fo:text-indent="0cm" style:auto-text-indent="false"/>
      <style:text-properties style:use-window-font-color="true" style:text-position="-5% 100%" style:font-name="Arial1" fo:font-size="10pt" fo:letter-spacing="normal" fo:language="it" fo:country="IT" officeooo:paragraph-rsid="00641cbc" fo:background-color="transparent" style:font-name-asian="Arial2" style:font-size-asian="10pt" style:font-name-complex="Arial2" style:font-size-complex="10pt" style:text-scale="100%"/>
    </style:style>
    <style:style style:name="P120" style:family="paragraph" style:parent-style-name="Standard">
      <style:paragraph-properties fo:margin-left="0.564cm" fo:margin-right="-0.035cm" fo:margin-top="0.101cm" fo:margin-bottom="0cm" loext:contextual-spacing="false" fo:line-height="100%" fo:text-align="start" style:justify-single-word="false" fo:text-indent="0cm" style:auto-text-indent="false"/>
      <style:text-properties style:use-window-font-color="true" style:text-position="-5% 100%" style:font-name="Arial1" fo:font-size="8pt" fo:letter-spacing="normal" fo:language="it" fo:country="IT" officeooo:paragraph-rsid="00641cbc" fo:background-color="transparent" style:font-name-asian="Arial2" style:font-size-asian="7pt" style:font-name-complex="Arial2" style:font-size-complex="8pt" style:text-scale="100%"/>
    </style:style>
    <style:style style:name="P121" style:family="paragraph" style:parent-style-name="Standard">
      <loext:graphic-properties draw:fill-image-width="0cm" draw:fill-image-height="0cm"/>
      <style:paragraph-properties fo:margin-left="0.663cm" fo:margin-right="0.628cm" fo:margin-top="0.049cm" fo:margin-bottom="0.049cm" loext:contextual-spacing="false" fo:line-height="100%" fo:text-align="center" style:justify-single-word="false" fo:orphans="0" fo:widows="0" fo:text-indent="0cm" style:auto-text-indent="false" style:shadow="none" style:writing-mode="lr-tb"/>
      <style:text-properties style:use-window-font-color="true" style:text-position="0% 100%" style:font-name="Arial1" fo:font-size="10pt" fo:letter-spacing="normal" fo:language="it" fo:country="IT" fo:font-style="normal" fo:font-weight="normal" officeooo:rsid="0076be87" officeooo:paragraph-rsid="0074ec07" fo:background-color="transparent" style:font-name-asian="Arial2" style:font-size-asian="10pt" style:language-asian="zh" style:country-asian="CN" style:font-style-asian="normal" style:font-weight-asian="normal" style:font-name-complex="Arial2" style:font-size-complex="10pt" style:language-complex="ar" style:country-complex="SA" style:font-style-complex="normal" style:font-weight-complex="normal" style:text-scale="100%"/>
    </style:style>
    <style:style style:name="P122" style:family="paragraph" style:parent-style-name="Standard">
      <style:paragraph-properties fo:margin-left="0.663cm" fo:margin-right="0.628cm" fo:margin-top="0.049cm" fo:margin-bottom="0.049cm" loext:contextual-spacing="false" fo:line-height="100%" fo:text-align="center" style:justify-single-word="false" fo:text-indent="0cm" style:auto-text-indent="false"/>
      <style:text-properties style:text-position="0% 100%" style:font-name="Arial1" fo:font-size="10pt" fo:letter-spacing="normal" fo:language="it" fo:country="IT" officeooo:paragraph-rsid="00722bd9" style:font-name-asian="Arial2" style:font-size-asian="10pt" style:font-name-complex="Arial2" style:font-size-complex="10pt" style:text-scale="100%"/>
    </style:style>
    <style:style style:name="P123" style:family="paragraph" style:parent-style-name="Standard">
      <loext:graphic-properties draw:fill-image-width="0cm" draw:fill-image-height="0cm"/>
      <style:paragraph-properties fo:margin-left="0.259cm" fo:margin-right="0.34cm" fo:margin-top="0.049cm" fo:margin-bottom="0.049cm" loext:contextual-spacing="false" fo:orphans="0" fo:widows="0" fo:text-indent="0cm" style:auto-text-indent="false" style:shadow="none" style:writing-mode="lr-tb"/>
      <style:text-properties style:use-window-font-color="true" style:font-name="Arial1" fo:font-size="10pt" fo:language="it" fo:country="IT" officeooo:paragraph-rsid="00ecfa2e" fo:background-color="transparent" style:font-size-asian="10pt" style:language-asian="zh" style:country-asian="CN" style:font-name-complex="Arial1" style:font-size-complex="10pt" style:language-complex="ar" style:country-complex="SA"/>
    </style:style>
    <style:style style:name="P124" style:family="paragraph" style:parent-style-name="Standard">
      <style:paragraph-properties fo:margin-left="0.259cm" fo:margin-right="0.34cm" fo:margin-top="0.049cm" fo:margin-bottom="0.049cm" loext:contextual-spacing="false" fo:line-height="100%" fo:text-align="justify" style:justify-single-word="false" fo:text-indent="0cm" style:auto-text-indent="false"/>
      <style:text-properties style:use-window-font-color="true" style:text-position="0% 100%" style:font-name="Arial1" fo:font-size="10pt" fo:letter-spacing="normal" fo:language="it" fo:country="IT" officeooo:rsid="0034fc82" officeooo:paragraph-rsid="00722bd9" fo:background-color="transparent" style:font-name-asian="Symbol" style:font-size-asian="10pt" style:font-name-complex="Arial1" style:font-size-complex="10pt" style:text-scale="100%"/>
    </style:style>
    <style:style style:name="P125" style:family="paragraph" style:parent-style-name="Standard">
      <style:paragraph-properties fo:margin-left="0.259cm" fo:margin-right="0.34cm" fo:margin-top="0.049cm" fo:margin-bottom="0.049cm" loext:contextual-spacing="false" fo:line-height="100%" fo:text-align="start" style:justify-single-word="false" fo:text-indent="0cm" style:auto-text-indent="false"/>
      <style:text-properties style:text-position="0% 100%" style:font-name="Arial1" fo:font-size="10pt" fo:language="it" fo:country="IT" officeooo:paragraph-rsid="00722bd9" style:font-size-asian="10pt" style:font-size-complex="10pt"/>
    </style:style>
    <style:style style:name="P126" style:family="paragraph" style:parent-style-name="Standard">
      <style:paragraph-properties fo:margin-left="0.259cm" fo:margin-right="0.34cm" fo:margin-top="0.049cm" fo:margin-bottom="0.049cm" loext:contextual-spacing="false" fo:line-height="100%" fo:text-align="start" style:justify-single-word="false" fo:text-indent="0cm" style:auto-text-indent="false"/>
      <style:text-properties style:text-position="0% 100%" style:font-name="Arial1" fo:font-size="9pt" fo:letter-spacing="normal" fo:language="it" fo:country="IT" fo:font-style="italic" officeooo:rsid="0020f75f" officeooo:paragraph-rsid="00722bd9" style:font-name-asian="Arial2" style:font-size-asian="9pt" style:font-style-asian="italic" style:font-name-complex="Arial2" style:font-size-complex="9pt" style:font-style-complex="italic" style:text-scale="100%"/>
    </style:style>
    <style:style style:name="P127" style:family="paragraph" style:parent-style-name="Standard">
      <style:paragraph-properties fo:margin-top="0.049cm" fo:margin-bottom="0.049cm" loext:contextual-spacing="false" fo:line-height="100%" fo:text-align="center" style:justify-single-word="false"/>
      <style:text-properties style:text-position="0% 100%" style:font-name="Arial1" fo:font-size="10pt" fo:language="it" fo:country="IT" officeooo:paragraph-rsid="00722bd9" style:font-size-asian="10pt" style:font-size-complex="10pt"/>
    </style:style>
    <style:style style:name="P128" style:family="paragraph" style:parent-style-name="Text_20_body">
      <style:paragraph-properties fo:margin-top="0.049cm" fo:margin-bottom="0cm" loext:contextual-spacing="false" fo:line-height="100%" style:writing-mode="lr-tb"/>
      <style:text-properties style:font-name="Arial" fo:font-size="8pt" fo:language="it" fo:country="IT" officeooo:paragraph-rsid="0061f503"/>
    </style:style>
    <style:style style:name="P129" style:family="paragraph" style:parent-style-name="Text_20_body">
      <style:paragraph-properties fo:margin-top="0.199cm" fo:margin-bottom="0.199cm" loext:contextual-spacing="false" fo:line-height="100%" fo:text-align="center" style:justify-single-word="false"/>
      <style:text-properties style:use-window-font-color="true" style:text-position="0% 100%" style:font-name="Arial1" fo:font-size="14pt" fo:letter-spacing="normal" fo:language="it" fo:country="IT" fo:font-weight="bold" officeooo:paragraph-rsid="006064ec" fo:background-color="transparent" style:font-name-asian="Arial2" style:font-size-asian="14pt" style:font-weight-asian="bold" style:font-name-complex="Arial2" style:font-size-complex="14pt" style:font-weight-complex="bold" style:text-scale="100%"/>
    </style:style>
    <style:style style:name="P130" style:family="paragraph" style:parent-style-name="Text_20_body">
      <style:paragraph-properties fo:margin-left="0.3cm" fo:margin-right="0cm" fo:margin-top="0.101cm" fo:margin-bottom="0cm" loext:contextual-spacing="false" fo:line-height="100%" fo:text-align="justify" style:justify-single-word="false" fo:text-indent="-0.3cm" style:auto-text-indent="false" style:writing-mode="lr-tb">
        <style:tab-stops/>
      </style:paragraph-properties>
      <style:text-properties officeooo:paragraph-rsid="00722bd9"/>
    </style:style>
    <style:style style:name="P131" style:family="paragraph" style:parent-style-name="Table_20_Contents">
      <loext:graphic-properties draw:fill="none"/>
      <style:paragraph-properties fo:margin-left="1.3cm" fo:margin-right="0cm" fo:margin-top="0.101cm" fo:margin-bottom="0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style:font-name="Arial1" fo:font-size="10pt" style:font-size-asian="10pt" style:font-size-complex="10pt"/>
    </style:style>
    <style:style style:name="P132" style:family="paragraph" style:parent-style-name="Table_20_Contents">
      <style:paragraph-properties fo:margin-left="0.3cm" fo:margin-right="0cm" fo:margin-top="0.049cm" fo:margin-bottom="0.049cm" loext:contextual-spacing="false" fo:line-height="100%" fo:text-align="justify" style:justify-single-word="false" fo:text-indent="0cm" style:auto-text-indent="false" style:shadow="none" style:writing-mode="lr-tb"/>
      <style:text-properties style:font-name="Arial1" fo:font-size="10pt" fo:language="it" fo:country="IT" officeooo:paragraph-rsid="007b518f" style:font-size-asian="10pt" style:language-asian="zh" style:country-asian="CN" style:font-size-complex="10pt" style:language-complex="ar" style:country-complex="SA"/>
    </style:style>
    <style:style style:name="P133" style:family="paragraph" style:parent-style-name="Standard">
      <loext:graphic-properties draw:fill-image-width="0cm" draw:fill-image-height="0cm"/>
      <style:paragraph-properties fo:margin-left="0.3cm" fo:margin-right="0.3cm" fo:margin-top="0cm" fo:margin-bottom="0cm" loext:contextual-spacing="false" fo:line-height="100%" fo:text-align="justify" style:justify-single-word="false" fo:text-indent="0cm" style:auto-text-indent="false" style:writing-mode="lr-tb"/>
      <style:text-properties style:use-window-font-color="true" style:text-position="0% 100%" style:font-name="Arial1" fo:font-size="9pt" fo:language="it" fo:country="IT" fo:font-weight="bold" officeooo:rsid="0029551b" officeooo:paragraph-rsid="005c4bdd" fo:background-color="transparent" style:font-name-asian="Wingdings" style:font-size-asian="9pt" style:font-weight-asian="bold" style:font-name-complex="Wingdings" style:font-size-complex="9pt" style:font-weight-complex="bold"/>
    </style:style>
    <style:style style:name="P134" style:family="paragraph" style:parent-style-name="Standard">
      <loext:graphic-properties draw:fill-image-width="0cm" draw:fill-image-height="0cm"/>
      <style:paragraph-properties fo:margin-left="0.3cm" fo:margin-right="0.3cm" fo:margin-top="0cm" fo:margin-bottom="0cm" loext:contextual-spacing="false" fo:line-height="100%" fo:text-align="justify" style:justify-single-word="false" fo:text-indent="0cm" style:auto-text-indent="false" style:writing-mode="lr-tb"/>
      <style:text-properties style:use-window-font-color="true" style:text-position="0% 100%" style:font-name="Arial1" fo:font-size="9pt" fo:language="it" fo:country="IT" officeooo:rsid="0029551b" officeooo:paragraph-rsid="005c4bdd" fo:background-color="transparent" style:font-name-asian="Wingdings" style:font-size-asian="9pt" style:font-name-complex="Wingdings" style:font-size-complex="9pt"/>
    </style:style>
    <style:style style:name="P135" style:family="paragraph" style:parent-style-name="Standard">
      <loext:graphic-properties draw:fill-image-width="0cm" draw:fill-image-height="0cm"/>
      <style:paragraph-properties fo:margin-left="0.3cm" fo:margin-right="0.3cm" fo:margin-top="0cm" fo:margin-bottom="0cm" loext:contextual-spacing="false" fo:line-height="100%" fo:text-align="justify" style:justify-single-word="false" fo:text-indent="0cm" style:auto-text-indent="false" style:writing-mode="lr-tb"/>
      <style:text-properties style:use-window-font-color="true" style:text-position="0% 100%" style:font-name="Arial1" fo:font-size="6pt" fo:language="it" fo:country="IT" officeooo:paragraph-rsid="005705a3" fo:background-color="transparent" style:font-name-asian="Wingdings" style:font-size-asian="5.25pt" style:font-name-complex="Wingdings" style:font-size-complex="6pt"/>
    </style:style>
    <style:style style:name="P136" style:family="paragraph" style:parent-style-name="Standard">
      <loext:graphic-properties draw:fill-image-width="0cm" draw:fill-image-height="0cm"/>
      <style:paragraph-properties fo:margin-left="0.3cm" fo:margin-right="0.3cm" fo:margin-top="0cm" fo:margin-bottom="0cm" loext:contextual-spacing="false" fo:line-height="100%" fo:text-align="justify" style:justify-single-word="false" fo:text-indent="0cm" style:auto-text-indent="false" style:writing-mode="lr-tb"/>
      <style:text-properties style:use-window-font-color="true" style:text-position="0% 100%" style:font-name="Arial1" fo:font-size="6pt" fo:language="it" fo:country="IT" fo:font-weight="bold" officeooo:rsid="0029551b" officeooo:paragraph-rsid="005705a3" fo:background-color="transparent" style:font-name-asian="Wingdings" style:font-size-asian="5.25pt" style:font-weight-asian="bold" style:font-name-complex="Wingdings" style:font-size-complex="6pt" style:font-weight-complex="bold"/>
    </style:style>
    <style:style style:name="P13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>
          <style:tab-stop style:position="4.71cm"/>
        </style:tab-stops>
      </style:paragraph-properties>
      <style:text-properties style:font-name="Arial1" fo:font-size="8pt" officeooo:rsid="0016cc21" officeooo:paragraph-rsid="00187d72" style:font-size-asian="7pt" style:font-size-complex="8pt"/>
    </style:style>
    <style:style style:name="P138" style:family="paragraph" style:parent-style-name="Table_20_Contents" style:list-style-name="L1">
      <style:paragraph-properties fo:margin-left="1.3cm" fo:margin-right="0cm" fo:margin-top="0.101cm" fo:margin-bottom="0cm" loext:contextual-spacing="false" fo:line-height="100%" fo:text-indent="-0.75cm" style:auto-text-indent="false">
        <style:tab-stops/>
      </style:paragraph-properties>
      <style:text-properties style:use-window-font-color="true" style:font-name="Arial1" fo:font-size="10pt" fo:background-color="transparent" style:font-size-asian="10pt" style:font-size-complex="10pt"/>
    </style:style>
    <style:style style:name="P139" style:family="paragraph" style:parent-style-name="Table_20_Contents" style:list-style-name="L2">
      <style:paragraph-properties fo:margin-left="1.199cm" fo:margin-right="0.3cm" fo:margin-top="0.049cm" fo:margin-bottom="0.049cm" loext:contextual-spacing="false" fo:line-height="100%" fo:text-align="justify" style:justify-single-word="false" fo:text-indent="-0.7cm" style:auto-text-indent="false" style:writing-mode="lr-tb">
        <style:tab-stops/>
      </style:paragraph-properties>
      <style:text-properties style:font-name="Arial1" fo:font-size="10pt" fo:language="it" fo:country="IT" officeooo:paragraph-rsid="007b518f" style:font-size-asian="10pt" style:language-asian="zh" style:country-asian="CN" style:font-size-complex="10pt" style:language-complex="ar" style:country-complex="SA"/>
    </style:style>
    <style:style style:name="P140" style:family="paragraph">
      <loext:graphic-properties draw:fill="none"/>
      <style:paragraph-properties fo:text-align="center"/>
    </style:style>
    <style:style style:name="P141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7a4dc1"/>
    </style:style>
    <style:style style:name="T2" style:family="text">
      <style:text-properties fo:color="#000000" style:text-position="0% 100%" style:font-name="Arial1" fo:font-size="8pt" fo:letter-spacing="normal" fo:language="it" fo:country="IT" fo:font-style="normal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 style:text-scale="100%"/>
    </style:style>
    <style:style style:name="T3" style:family="text">
      <style:text-properties fo:color="#000000" style:text-position="0% 100%" style:font-name="Arial1" fo:font-size="8pt" fo:letter-spacing="normal" fo:language="it" fo:country="IT" fo:font-style="normal" fo:font-weight="bold" style:font-name-asian="Arial2" style:font-size-asian="8pt" style:font-style-asian="normal" style:font-weight-asian="bold" style:font-name-complex="Arial2" style:font-size-complex="8pt" style:font-style-complex="normal" style:font-weight-complex="bold" style:text-scale="100%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"/>
    </style:style>
    <style:style style:name="T6" style:family="text">
      <style:text-properties style:use-window-font-color="true" style:font-name="Arial" fo:font-weight="normal" style:font-weight-asian="normal" style:font-weight-complex="normal"/>
    </style:style>
    <style:style style:name="T7" style:family="text">
      <style:text-properties style:use-window-font-color="true" style:font-name="Arial" fo:font-weight="normal" officeooo:rsid="00400d3d" style:font-weight-asian="normal" style:font-weight-complex="normal"/>
    </style:style>
    <style:style style:name="T8" style:family="text">
      <style:text-properties style:use-window-font-color="true" style:font-name="Arial" fo:font-weight="bold" style:font-weight-asian="bold" style:font-weight-complex="bold"/>
    </style:style>
    <style:style style:name="T9" style:family="text">
      <style:text-properties style:use-window-font-color="true" officeooo:rsid="00408b62"/>
    </style:style>
    <style:style style:name="T10" style:family="text">
      <style:text-properties style:use-window-font-color="true" style:text-line-through-style="none" style:text-line-through-type="none"/>
    </style:style>
    <style:style style:name="T11" style:family="text">
      <style:text-properties style:use-window-font-color="true" style:text-line-through-style="none" style:text-line-through-type="none" fo:font-weight="bold" officeooo:rsid="005a6383" fo:background-color="transparent" loext:char-shading-value="0"/>
    </style:style>
    <style:style style:name="T12" style:family="text">
      <style:text-properties style:use-window-font-color="true" style:text-line-through-style="none" style:text-line-through-type="none" fo:background-color="transparent" loext:char-shading-value="0"/>
    </style:style>
    <style:style style:name="T13" style:family="text">
      <style:text-properties style:use-window-font-color="true" style:text-line-through-style="none" style:text-line-through-type="none" officeooo:rsid="004319c2" fo:background-color="transparent" loext:char-shading-value="0"/>
    </style:style>
    <style:style style:name="T14" style:family="text">
      <style:text-properties style:use-window-font-color="true" fo:font-weight="bold"/>
    </style:style>
    <style:style style:name="T15" style:family="text">
      <style:text-properties style:use-window-font-color="true" fo:font-weight="bold" fo:background-color="transparent" loext:char-shading-value="0"/>
    </style:style>
    <style:style style:name="T16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17" style:family="text">
      <style:text-properties style:use-window-font-color="true" fo:background-color="transparent" loext:char-shading-value="0"/>
    </style:style>
    <style:style style:name="T18" style:family="text">
      <style:text-properties style:use-window-font-color="true" officeooo:rsid="004319c2" fo:background-color="transparent" loext:char-shading-value="0"/>
    </style:style>
    <style:style style:name="T19" style:family="text">
      <style:text-properties officeooo:rsid="0030dc40"/>
    </style:style>
    <style:style style:name="T20" style:family="text">
      <style:text-properties fo:letter-spacing="normal" style:font-name-asian="Arial2" style:font-name-complex="Arial2" style:text-scale="100%"/>
    </style:style>
    <style:style style:name="T21" style:family="text">
      <style:text-properties fo:font-size="10pt" fo:letter-spacing="normal" style:font-name-asian="Arial2" style:font-size-asian="10pt" style:font-name-complex="Arial2" style:font-size-complex="10pt" style:text-scale="100%"/>
    </style:style>
    <style:style style:name="T22" style:family="text">
      <style:text-properties fo:font-size="10pt" fo:letter-spacing="-0.026cm" style:font-name-asian="Arial2" style:font-size-asian="10pt" style:font-name-complex="Arial2" style:font-size-complex="10pt" style:text-scale="100%"/>
    </style:style>
    <style:style style:name="T23" style:family="text">
      <style:text-properties fo:font-size="10pt" style:font-name-asian="Arial1" style:font-size-asian="10pt" style:font-name-complex="Arial1" style:font-size-complex="10pt"/>
    </style:style>
    <style:style style:name="T24" style:family="text">
      <style:text-properties fo:font-size="9pt" fo:letter-spacing="normal" fo:font-style="italic" officeooo:rsid="0020f75f" style:font-name-asian="Arial2" style:font-size-asian="9pt" style:font-style-asian="italic" style:font-name-complex="Arial2" style:font-size-complex="9pt" style:font-style-complex="italic" style:text-scale="100%"/>
    </style:style>
    <style:style style:name="T25" style:family="text">
      <style:text-properties style:font-name="Arial1" fo:font-size="10pt" style:font-name-asian="Arial1" style:font-size-asian="10pt" style:font-name-complex="Arial1" style:font-size-complex="10pt"/>
    </style:style>
    <style:style style:name="T26" style:family="text">
      <style:text-properties style:font-name="Arial1" fo:font-size="10pt" style:font-name-asian="Arial1" style:font-size-asian="10pt" style:font-name-complex="Arial1" style:font-size-complex="10pt" style:language-complex="ar" style:country-complex="SA"/>
    </style:style>
    <style:style style:name="T27" style:family="text">
      <style:text-properties style:font-name="Arial1" fo:font-size="10pt" officeooo:rsid="00238588" style:font-name-asian="Arial1" style:font-size-asian="10pt" style:font-name-complex="Arial1" style:font-size-complex="10pt" style:language-complex="ar" style:country-complex="SA"/>
    </style:style>
    <style:style style:name="T28" style:family="text">
      <style:text-properties style:font-name="Arial1" fo:font-size="10pt" officeooo:rsid="00238588" style:font-name-asian="Arial1" style:font-size-asian="10pt" style:font-name-complex="Arial1" style:font-size-complex="10pt"/>
    </style:style>
    <style:style style:name="T29" style:family="text">
      <style:text-properties style:font-name="Arial1" fo:font-size="10pt" officeooo:rsid="00861174" style:font-name-asian="Arial1" style:font-size-asian="10pt" style:font-name-complex="Arial1" style:font-size-complex="10pt"/>
    </style:style>
    <style:style style:name="T30" style:family="text">
      <style:text-properties style:font-name="Arial1" fo:font-size="10pt" fo:font-weight="bold" style:font-name-asian="Arial1" style:font-size-asian="10pt" style:font-weight-asian="bold" style:font-name-complex="Arial1" style:font-size-complex="10pt"/>
    </style:style>
    <style:style style:name="T31" style:family="text">
      <style:text-properties style:font-name="Arial1" fo:font-size="8pt" fo:font-style="italic" fo:background-color="transparent" loext:char-shading-value="0" style:font-name-asian="Arial1" style:font-size-asian="8pt" style:font-style-asian="italic" style:font-name-complex="Arial1" style:font-size-complex="8pt"/>
    </style:style>
    <style:style style:name="T32" style:family="text">
      <style:text-properties style:font-name="Arial1" fo:font-size="8pt" fo:language="it" fo:country="IT" style:font-size-asian="8pt" style:font-size-complex="8pt"/>
    </style:style>
    <style:style style:name="T33" style:family="text">
      <style:text-properties style:text-line-through-style="none" style:text-line-through-type="none"/>
    </style:style>
    <style:style style:name="T34" style:family="text">
      <style:text-properties style:text-line-through-style="none" style:text-line-through-type="none" style:font-name="Arial1" fo:font-size="8pt" fo:font-style="italic" fo:background-color="transparent" loext:char-shading-value="0" style:font-name-asian="Wingdings" style:font-size-asian="8pt" style:font-style-asian="italic" style:font-name-complex="Arial1" style:font-size-complex="9pt"/>
    </style:style>
    <style:style style:name="T35" style:family="text">
      <style:text-properties style:text-line-through-style="none" style:text-line-through-type="none" style:font-name="Arial1" fo:font-size="8pt" fo:font-style="italic" officeooo:rsid="001c38ed" fo:background-color="transparent" loext:char-shading-value="0" style:font-name-asian="Wingdings" style:font-size-asian="8pt" style:font-style-asian="italic" style:font-name-complex="Arial1" style:font-size-complex="9pt"/>
    </style:style>
    <style:style style:name="T36" style:family="text">
      <style:text-properties style:text-line-through-style="none" style:text-line-through-type="none" fo:font-weight="bold" officeooo:rsid="003d541c" style:font-weight-asian="bold" style:font-weight-complex="bold"/>
    </style:style>
    <style:style style:name="T37" style:family="text">
      <style:text-properties style:text-line-through-style="none" style:text-line-through-type="none" fo:font-weight="bold" officeooo:rsid="00410b0a"/>
    </style:style>
    <style:style style:name="T38" style:family="text">
      <style:text-properties style:text-line-through-style="none" style:text-line-through-type="none" fo:font-weight="bold" officeooo:rsid="0061f503"/>
    </style:style>
    <style:style style:name="T39" style:family="text">
      <style:text-properties style:text-line-through-style="none" style:text-line-through-type="none" fo:font-weight="bold" officeooo:rsid="00641cbc"/>
    </style:style>
    <style:style style:name="T40" style:family="text">
      <style:text-properties style:text-line-through-style="none" style:text-line-through-type="none" officeooo:rsid="003d541c"/>
    </style:style>
    <style:style style:name="T41" style:family="text">
      <style:text-properties style:text-line-through-style="none" style:text-line-through-type="none" style:text-underline-style="none" fo:font-weight="bold" officeooo:rsid="0047f66d"/>
    </style:style>
    <style:style style:name="T42" style:family="text">
      <style:text-properties style:text-line-through-style="none" style:text-line-through-type="none" style:text-underline-style="none" fo:font-weight="bold" officeooo:rsid="004502df"/>
    </style:style>
    <style:style style:name="T43" style:family="text">
      <style:text-properties style:text-line-through-style="none" style:text-line-through-type="none" fo:font-style="normal" fo:font-weight="bold" officeooo:rsid="005a6383" style:font-style-asian="normal" style:font-weight-asian="bold" style:font-style-complex="normal" style:font-weight-complex="bold"/>
    </style:style>
    <style:style style:name="T44" style:family="text">
      <style:text-properties fo:background-color="transparent" loext:char-shading-value="0"/>
    </style:style>
    <style:style style:name="T45" style:family="text">
      <style:text-properties fo:background-color="transparent" loext:char-shading-value="0" style:language-complex="ar" style:country-complex="SA"/>
    </style:style>
    <style:style style:name="T46" style:family="text">
      <style:text-properties officeooo:rsid="00415564" fo:background-color="transparent" loext:char-shading-value="0"/>
    </style:style>
    <style:style style:name="T47" style:family="text">
      <style:text-properties officeooo:rsid="007c489c" fo:background-color="transparent" loext:char-shading-value="0"/>
    </style:style>
    <style:style style:name="T48" style:family="text">
      <style:text-properties officeooo:rsid="0080b8b1" fo:background-color="transparent" loext:char-shading-value="0"/>
    </style:style>
    <style:style style:name="T49" style:family="text">
      <style:text-properties officeooo:rsid="00825186" fo:background-color="transparent" loext:char-shading-value="0"/>
    </style:style>
    <style:style style:name="T50" style:family="text">
      <style:text-properties fo:font-variant="normal" fo:text-transform="none"/>
    </style:style>
    <style:style style:name="T51" style:family="text">
      <style:text-properties fo:font-variant="normal" fo:text-transform="none" style:text-position="0% 100%" style:font-name="Arial" fo:language="it" fo:country="IT" officeooo:rsid="003d541c"/>
    </style:style>
    <style:style style:name="T52" style:family="text">
      <style:text-properties fo:font-variant="normal" fo:text-transform="none" style:text-position="0% 100%" style:font-name="Arial" fo:language="it" fo:country="IT" fo:font-weight="normal" officeooo:rsid="003d541c" style:font-weight-asian="normal" style:font-weight-complex="normal"/>
    </style:style>
    <style:style style:name="T53" style:family="text">
      <style:text-properties fo:font-variant="normal" fo:text-transform="none" fo:font-weight="normal" style:font-weight-asian="normal" style:font-weight-complex="normal"/>
    </style:style>
    <style:style style:name="T54" style:family="text">
      <style:text-properties fo:font-variant="normal" fo:text-transform="none" style:use-window-font-color="true"/>
    </style:style>
    <style:style style:name="T55" style:family="text">
      <style:text-properties fo:font-variant="normal" fo:text-transform="none" fo:background-color="transparent" loext:char-shading-value="0"/>
    </style:style>
    <style:style style:name="T56" style:family="text">
      <style:text-properties fo:font-variant="normal" fo:text-transform="none" style:font-name="Wingdings2" officeooo:rsid="00722bd9" style:font-name-asian="Wingdings2" style:font-name-complex="Wingdings2"/>
    </style:style>
    <style:style style:name="T57" style:family="text">
      <style:text-properties style:font-name="Arial"/>
    </style:style>
    <style:style style:name="T58" style:family="text">
      <style:text-properties style:font-name="Arial" fo:font-weight="bold"/>
    </style:style>
    <style:style style:name="T59" style:family="text">
      <style:text-properties style:font-name="Arial" fo:font-weight="bold" officeooo:rsid="003f65b4"/>
    </style:style>
    <style:style style:name="T60" style:family="text">
      <style:text-properties style:font-name="Arial" fo:font-weight="bold" style:font-weight-asian="bold" style:font-weight-complex="bold"/>
    </style:style>
    <style:style style:name="T61" style:family="text">
      <style:text-properties style:font-name="Arial" fo:background-color="transparent" loext:char-shading-value="0"/>
    </style:style>
    <style:style style:name="T62" style:family="text">
      <style:text-properties style:font-name="Arial" fo:font-size="8pt" fo:language="it" fo:country="IT"/>
    </style:style>
    <style:style style:name="T63" style:family="text">
      <style:text-properties style:font-name="Arial" officeooo:rsid="00400d3d"/>
    </style:style>
    <style:style style:name="T64" style:family="text">
      <style:text-properties fo:font-weight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49afe4" style:font-weight-asian="bold" style:font-weight-complex="bold"/>
    </style:style>
    <style:style style:name="T67" style:family="text">
      <style:text-properties fo:font-weight="bold" officeooo:rsid="00641cbc" style:font-weight-asian="bold" style:font-weight-complex="bold"/>
    </style:style>
    <style:style style:name="T68" style:family="text">
      <style:text-properties fo:font-weight="bold" officeooo:rsid="00676b4b"/>
    </style:style>
    <style:style style:name="T69" style:family="text">
      <style:text-properties fo:font-weight="bold" officeooo:rsid="00410b0a"/>
    </style:style>
    <style:style style:name="T70" style:family="text">
      <style:text-properties fo:font-weight="bold" officeooo:rsid="0047f66d"/>
    </style:style>
    <style:style style:name="T71" style:family="text">
      <style:text-properties fo:font-weight="bold" officeooo:rsid="0049afe4" style:font-weight-asian="normal" style:font-weight-complex="normal"/>
    </style:style>
    <style:style style:name="T72" style:family="text">
      <style:text-properties fo:font-weight="bold" officeooo:rsid="005a6383"/>
    </style:style>
    <style:style style:name="T73" style:family="text">
      <style:text-properties fo:font-weight="bold" officeooo:rsid="0061f503"/>
    </style:style>
    <style:style style:name="T74" style:family="text">
      <style:text-properties fo:font-weight="bold" officeooo:rsid="00641cbc"/>
    </style:style>
    <style:style style:name="T75" style:family="text">
      <style:text-properties fo:font-weight="bold" officeooo:rsid="006158c4"/>
    </style:style>
    <style:style style:name="T76" style:family="text">
      <style:text-properties style:text-position="0% 100%" style:font-name="Arial" fo:language="it" fo:country="IT" fo:font-weight="bold" officeooo:rsid="003d541c"/>
    </style:style>
    <style:style style:name="T77" style:family="text">
      <style:text-properties style:text-position="0% 100%" style:font-name="Arial" fo:language="it" fo:country="IT" fo:font-weight="bold" officeooo:rsid="003d541c" style:font-weight-asian="bold" style:font-weight-complex="bold"/>
    </style:style>
    <style:style style:name="T78" style:family="text">
      <style:text-properties style:text-position="0% 100%" style:font-name="Arial" fo:language="it" fo:country="IT" officeooo:rsid="003d541c"/>
    </style:style>
    <style:style style:name="T79" style:family="text">
      <style:text-properties style:text-position="0% 100%" style:font-name="Arial" fo:language="it" fo:country="IT" fo:font-weight="normal" officeooo:rsid="003d541c" style:font-weight-asian="normal" style:font-weight-complex="normal"/>
    </style:style>
    <style:style style:name="T80" style:family="text">
      <style:text-properties fo:text-transform="uppercase" fo:font-weight="bold"/>
    </style:style>
    <style:style style:name="T81" style:family="text">
      <style:text-properties style:text-underline-style="solid" style:text-underline-width="auto" style:text-underline-color="font-color" fo:background-color="transparent" loext:char-shading-value="0"/>
    </style:style>
    <style:style style:name="T82" style:family="text">
      <style:text-properties officeooo:rsid="00afec85"/>
    </style:style>
    <style:style style:name="T83" style:family="text">
      <style:text-properties officeooo:rsid="0061f503"/>
    </style:style>
    <style:style style:name="T84" style:family="text">
      <style:text-properties style:text-position="-5% 100%" fo:letter-spacing="normal" fo:font-weight="bold" style:font-name-asian="Arial2" style:font-weight-asian="bold" style:font-name-complex="Arial2" style:font-weight-complex="bold" style:text-scale="100%"/>
    </style:style>
    <style:style style:name="T85" style:family="text">
      <style:text-properties style:text-position="-5% 100%" fo:letter-spacing="normal" fo:font-weight="bold" officeooo:rsid="00695e80" style:font-name-asian="Arial2" style:font-weight-asian="bold" style:font-name-complex="Arial2" style:font-weight-complex="bold" style:text-scale="100%"/>
    </style:style>
    <style:style style:name="T86" style:family="text">
      <style:text-properties style:text-position="-5% 100%" fo:letter-spacing="normal" fo:font-weight="bold" officeooo:rsid="00833b56" style:font-name-asian="Arial2" style:font-weight-asian="bold" style:font-name-complex="Arial2" style:font-weight-complex="bold" style:text-scale="100%"/>
    </style:style>
    <style:style style:name="T87" style:family="text">
      <style:text-properties style:text-position="-5% 100%" fo:letter-spacing="normal" officeooo:rsid="00833b56" style:font-name-asian="Arial2" style:font-name-complex="Arial2" style:text-scale="100%"/>
    </style:style>
    <style:style style:name="T88" style:family="text">
      <style:text-properties officeooo:rsid="006675ca"/>
    </style:style>
    <style:style style:name="T89" style:family="text">
      <style:text-properties officeooo:rsid="00686062"/>
    </style:style>
    <style:style style:name="T90" style:family="text">
      <style:text-properties fo:color="#030303" fo:letter-spacing="normal" officeooo:rsid="004424bc" style:font-name-asian="Arial2" style:language-asian="zh" style:country-asian="CN" style:font-name-complex="Arial2" style:text-scale="100%"/>
    </style:style>
    <style:style style:name="T91" style:family="text">
      <style:text-properties fo:color="#030303" fo:letter-spacing="normal" officeooo:rsid="004424bc" style:font-name-asian="Times New Roman" style:language-asian="zh" style:country-asian="CN" style:font-name-complex="Times New Roman" style:text-scale="100%"/>
    </style:style>
    <style:style style:name="T92" style:family="text">
      <style:text-properties fo:color="#030303" officeooo:rsid="004424bc" style:font-name-asian="Times New Roman" style:language-asian="zh" style:country-asian="CN" style:font-name-complex="Times New Roman" style:text-scale="104%"/>
    </style:style>
    <style:style style:name="T93" style:family="text">
      <style:text-properties fo:color="#030303" officeooo:rsid="00170a43" style:font-name-asian="Times New Roman" style:language-asian="zh" style:country-asian="CN" style:font-name-complex="Times New Roman" style:text-scale="104%"/>
    </style:style>
    <style:style style:name="T94" style:family="text">
      <style:text-properties fo:color="#030303" officeooo:rsid="004424bc" style:font-name-asian="Wingdings" style:language-asian="zh" style:country-asian="CN" style:font-name-complex="Wingdings" style:text-scale="104%"/>
    </style:style>
    <style:style style:name="T95" style:family="text">
      <style:text-properties officeooo:rsid="006064ec"/>
    </style:style>
    <style:style style:name="T96" style:family="text">
      <style:text-properties officeooo:rsid="0047f66d"/>
    </style:style>
    <style:style style:name="T97" style:family="text">
      <style:text-properties fo:font-weight="normal" officeooo:rsid="0049afe4" style:font-weight-asian="normal" style:font-weight-complex="normal"/>
    </style:style>
    <style:style style:name="T98" style:family="text">
      <style:text-properties fo:font-weight="normal" officeooo:rsid="0061f503" style:font-weight-asian="normal" style:font-weight-complex="normal"/>
    </style:style>
    <style:style style:name="T99" style:family="text">
      <style:text-properties fo:font-weight="normal" officeooo:rsid="00641cbc" style:font-weight-asian="normal" style:font-weight-complex="normal"/>
    </style:style>
    <style:style style:name="T100" style:family="text">
      <style:text-properties officeooo:rsid="00641cbc"/>
    </style:style>
    <style:style style:name="T101" style:family="text">
      <style:text-properties officeooo:rsid="0063f0aa"/>
    </style:style>
    <style:style style:name="T102" style:family="text">
      <style:text-properties officeooo:rsid="00415564"/>
    </style:style>
    <style:style style:name="T103" style:family="text">
      <style:text-properties style:text-underline-style="none"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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Bullet_20_Symbols" text:bullet-char="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1"/>
      </text:list-level-style-bullet>
      <text:list-level-style-bullet text:level="3" text:style-name="Bullet_20_Symbols" text:bullet-char="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4" text:style-name="Bullet_20_Symbols" text:bullet-char="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Bullet_20_Symbols" text:bullet-char="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6" text:style-name="Bullet_20_Symbols" text:bullet-char="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1"/>
      </text:list-level-style-bullet>
      <text:list-level-style-bullet text:level="7" text:style-name="Bullet_20_Symbols" text:bullet-char="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Bullet_20_Symbols" text:bullet-char="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1"/>
      </text:list-level-style-bullet>
      <text:list-level-style-bullet text:level="9" text:style-name="Bullet_20_Symbols" text:bullet-char="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10" text:style-name="Bullet_20_Symbols" text:bullet-char="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1"/>
      </text:list-level-style-bullet>
    </text:list-style>
    <text:list-style style:name="L2">
      <text:list-level-style-bullet text:level="1" text:style-name="Bullet_20_Symbols" text:bullet-char="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785a" draw:stroke-linejoin="round" draw:fill="none" draw:textarea-horizontal-align="center" draw:textarea-vertical-align="top" fo:padding-top="0.035cm" fo:padding-bottom="0.035cm" fo:padding-left="0.035cm" fo:padding-right="0.035cm" style:run-through="back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18cm" svg:stroke-color="#85b4a3" draw:stroke-linejoin="round" draw:fill="none" draw:textarea-horizontal-align="center" draw:textarea-vertical-align="top" fo:padding-top="0.009cm" fo:padding-bottom="0.009cm" fo:padding-left="0.009cm" fo:padding-right="0.009cm" style:run-through="background"/>
    </style:style>
    <style:style style:name="gr6" style:family="graphic">
      <style:graphic-properties fo:margin-left="0.319cm" fo:margin-right="0.319cm" style:run-through="background" style:wrap="run-through" style:number-wrapped-paragraphs="no-limit" style:vertical-pos="from-top" style:vertical-rel="char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18cm" svg:stroke-color="#85b4a3" svg:stroke-opacity="100%" draw:stroke-linejoin="round" svg:stroke-linecap="square" draw:fill="none" draw:fill-color="#ffffff" draw:textarea-horizontal-align="left" draw:textarea-vertical-align="middle" draw:auto-grow-height="false" fo:min-height="0cm" fo:min-width="7.117cm" fo:padding-top="0.229cm" fo:padding-bottom="0.229cm" fo:padding-left="0.441cm" fo:padding-right="0.441cm" fo:wrap-option="no-wrap" draw:shadow-color="#808080" style:run-through="background"/>
    </style:style>
    <style:style style:name="gr8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8cm" svg:stroke-color="#85b4a3" svg:stroke-opacity="100%" draw:stroke-linejoin="round" svg:stroke-linecap="square" draw:fill="none" draw:fill-color="#ffffff" draw:textarea-horizontal-align="left" draw:textarea-vertical-align="middle" draw:auto-grow-height="false" fo:min-height="0cm" fo:min-width="7.228cm" fo:padding-top="0.229cm" fo:padding-bottom="0.229cm" fo:padding-left="0.441cm" fo:padding-right="0.441cm" fo:wrap-option="no-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37"/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>
            <table:table-cell table:style-name="Tabella4.A1" office:value-type="string">
              <text:p text:style-name="P47"><draw:frame text:anchor-type="as-char" svg:y="-0.318cm" draw:z-index="1" draw:style-name="gr3" draw:text-style-name="P140" svg:width="0.602cm" svg:height="0.936cm"><draw:image xlink:href="Pictures/10000201000000FA00000185CEE1328B9A71EF1C.png" xlink:type="simple" xlink:show="embed" xlink:actuate="onLoad"><text:p/></draw:image></draw:frame></text:p>
              <text:p text:style-name="P46">PROVINCIA AUTONOMA DI TRENTO</text:p>
            </table:table-cell>
            <table:table-cell table:style-name="Tabella4.A1" office:value-type="string">
              <text:p text:style-name="P7">COMUNE DI</text:p>
              <text:p text:style-name="P15"/>
              <text:p text:style-name="P15">...................................................................................................</text:p>
            </table:table-cell>
            <table:table-cell table:style-name="Tabella4.A1" office:value-type="string">
              <text:p text:style-name="P4"/>
            </table:table-cell>
          </table:table-row>
          <table:table-row table:style-name="Tabella4.2">
            <table:table-cell table:style-name="Tabella4.A2" office:value-type="string">
              <text:p text:style-name="P11">LOGO <text:span text:style-name="T19">DEL COMUNE</text:span></text:p>
            </table:table-cell>
            <table:table-cell table:style-name="Tabella4.A1" office:value-type="string">
              <text:p text:style-name="P8">UFFICIO TECNICO</text:p>
              <text:p text:style-name="P9"/>
              <text:p text:style-name="P10"/>
              <text:p text:style-name="P12">(inserire in questo riquadro</text:p>
              <text:p text:style-name="P12">indirizzo completo, telefono, fax,</text:p>
              <text:p text:style-name="P12">e-mail e PEC del singolo Comune)</text:p>
            </table:table-cell>
            <table:table-cell table:style-name="Tabella4.C2" office:value-type="string">
              <text:p text:style-name="P2">SPAZIO RISERVATO AL COMUNE</text:p>
            </table:table-cell>
          </table:table-row>
        </table:table>
        <text:p text:style-name="P40"/>
      </text:section>
      <text:p text:style-name="P3"><draw:g text:anchor-type="char" draw:z-index="0" draw:style-name="gr1"><draw:polygon draw:style-name="gr2" draw:text-style-name="P140" svg:width="18.786cm" svg:height="2.174cm" svg:x="0.046cm" svg:y="0.236cm" svg:viewBox="0 0 18787 2175" draw:points="0,2175 18787,2175 18787,0 0,0"><text:p/></draw:polygon></draw:g></text:p>
      <text:p text:style-name="P45"/>
      <text:p text:style-name="P48">SEGNALAZIONE CERTIFICATA DI AGIBILITÀ <text:span text:style-name="T88">(SCAGI)</text:span></text:p>
      <text:p text:style-name="P57">(articolo 93, comma 2, della legge provinciale del 4 agosto 2015, n. 15)</text:p>
      <text:p text:style-name="P50"/>
      <text:p text:style-name="P74"/>
      <text:p text:style-name="P43">SEZIONE A</text:p>
      <text:p text:style-name="P41"/>
      <text:p text:style-name="P44"><text:span text:style-name="T30">DATI DEL TITOLARE</text:span><text:span text:style-name="T31"> </text:span><text:span text:style-name="T34">(VEDI </text:span><text:span text:style-name="T35">MODELLO </text:span><text:span text:style-name="T34">SOGGETTI COINVOLTI)</text:span></text:p>
      <text:p text:style-name="P42"/>
      <text:p text:style-name="P51">Il/la <text:span text:style-name="T45">sottoscritto</text:span>/a</text:p>
      <text:p text:style-name="P52"/>
      <text:p text:style-name="P80"><text:span text:style-name="T27">c</text:span><text:span text:style-name="T26">ognome</text:span><text:span text:style-name="T25"> e </text:span><text:span text:style-name="T28">n</text:span><text:span text:style-name="T25">ome</text:span></text:p>
      <text:p text:style-name="P52"/>
      <text:p text:style-name="P54"><text:span text:style-name="T26">nato</text:span><text:span text:style-name="T25">/a </text:span><text:span text:style-name="T29">a</text:span><text:span text:style-name="T25"> <text:tab/>prov.<text:tab/>stato</text:span></text:p>
      <text:p text:style-name="P53"/>
      <text:p text:style-name="P55">il<text:span text:style-name="T23"><text:tab/>codice fiscale</text:span></text:p>
      <text:p text:style-name="P19"/>
      <text:p text:style-name="P20">Con riferimento alla dichiarazione di ultimazione lavori presentata in data __________ prot. _____________</text:p>
      <text:p text:style-name="P20"/>
      <text:p text:style-name="P26"/>
      <text:p text:style-name="P26">PRESENTA</text:p>
      <text:p text:style-name="P25">Segnalazione certificata di agibilità per:</text:p>
      <text:p text:style-name="P60">□<text:span text:style-name="T50"> </text:span><text:span text:style-name="T57">nuove costruzioni;</text:span></text:p>
      <text:p text:style-name="P60">□<text:span text:style-name="T50"> </text:span><text:span text:style-name="T57">lavori di recupero di edifici esistenti che interessino parti strutturali degli edifici;</text:span></text:p>
      <text:p text:style-name="P60">□<text:span text:style-name="T50"> </text:span><text:span text:style-name="T57">cambi di destinazione d'uso con o senza opere, anche di singole unità immobiliari.</text:span></text:p>
      <text:p text:style-name="P61"><text:span text:style-name="T58">la Segnalazione</text:span> <text:span text:style-name="T58">certificata di agibilità si riferisce a:</text:span></text:p>
      <text:p text:style-name="P77">□<text:span text:style-name="T50"> </text:span><text:span text:style-name="T57">l’agibilit</text:span><text:span text:style-name="T61">à dell’intero immobile oggetto dell’intervento edilizio;</text:span></text:p>
      <text:p text:style-name="P78"><text:span text:style-name="T78">□</text:span><text:span text:style-name="T51"> </text:span><text:span text:style-name="T78">l'agibilità </text:span><text:span text:style-name="T77">parziale</text:span><text:span text:style-name="T78"> di singoli edifici o porzioni della costruzione, se funzionalmente autonomi, se sono state realizzate e collaudate le opere di urbanizzazione primaria relative all'intero intervento edilizio, sono state completate e collaudate le parti strutturali connesse, sono stati collaudati e certificati gli impianti relativi alle parti comuni (art. 93, comma 4, lettera a) LP 15/2015);</text:span></text:p>
      <text:p text:style-name="P79"><text:span text:style-name="T79">□</text:span><text:span text:style-name="T52"> </text:span><text:span text:style-name="T79">l'agibilità </text:span><text:span text:style-name="T77">parziale</text:span><text:span text:style-name="T79"> di singole unità immobiliari se sono state completate e collaudate le opere strutturali connesse, sono certificati gli impianti, sono completate le parti comuni e le opere di urbanizzazione primaria dichiarate funzionali rispetto all'edificio oggetto di agibilità parziale (art. 93, comma 4, lettera b) LP 15/2015)</text:span><text:span text:style-name="T76">.</text:span></text:p>
      <text:p text:style-name="P81"/>
      <text:p text:style-name="P27">ALLEGA</text:p>
      <text:p text:style-name="P17">la seguente documentazione:</text:p>
      <text:p text:style-name="P35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p text:style-name="P36"/>
            <text:p text:style-name="P37">barrare</text:p>
          </table:table-cell>
          <table:table-cell table:style-name="Tabella12.A1" office:value-type="string">
            <text:p text:style-name="P36"/>
            <text:p text:style-name="P38">n. copie</text:p>
          </table:table-cell>
          <table:table-cell table:style-name="Tabella12.C1" office:value-type="string">
            <text:p text:style-name="P36"/>
            <text:p text:style-name="P39">descrizione allegato</text:p>
          </table:table-cell>
        </table:table-row>
        <table:table-row table:style-name="Tabella12.2">
          <table:table-cell table:style-name="Tabella12.A3" office:value-type="string">
            <text:p text:style-name="P72"></text:p>
          </table:table-cell>
          <table:table-cell table:style-name="Tabella12.B3" office:value-type="string">
            <text:p text:style-name="P121">1</text:p>
          </table:table-cell>
          <table:table-cell table:style-name="Tabella12.C3" office:value-type="string">
            <text:p text:style-name="P123">Soggetti coinvolti</text:p>
          </table:table-cell>
        </table:table-row>
        <table:table-row table:style-name="Tabella12.2">
          <table:table-cell table:style-name="Tabella12.A3" office:value-type="string">
            <text:p text:style-name="P70"></text:p>
          </table:table-cell>
          <table:table-cell table:style-name="Tabella12.B3" office:value-type="string">
            <text:p text:style-name="P122">1</text:p>
          </table:table-cell>
          <table:table-cell table:style-name="Tabella12.C3" office:value-type="string">
            <text:p text:style-name="P124">documentazione attestante il versamento del saldo del contributo se il regolamento edilizio comunale ammette la rateizzazione</text:p>
          </table:table-cell>
        </table:table-row>
        <table:table-row table:style-name="Tabella12.2">
          <table:table-cell table:style-name="Tabella12.A4" office:value-type="string">
            <text:p text:style-name="P70"></text:p>
          </table:table-cell>
          <table:table-cell table:style-name="Tabella12.B4" office:value-type="string">
            <text:p text:style-name="P127"/>
          </table:table-cell>
          <table:table-cell table:style-name="Tabella12.C4" office:value-type="string">
            <text:p text:style-name="P125"><text:span text:style-name="T20">Altro <text:s text:c="2"/></text:span><text:span text:style-name="T24">(specificare)</text:span></text:p>
            <text:p text:style-name="P126"/>
            <text:p text:style-name="P126"/>
          </table:table-cell>
        </table:table-row>
      </table:table>
      <text:p text:style-name="P34"/>
      <text:p text:style-name="P21"/>
      <text:p text:style-name="P82"><draw:g text:anchor-type="char" draw:z-index="15" draw:style-name="gr6"><draw:custom-shape draw:style-name="gr7" draw:text-style-name="P141" svg:width="8cm" svg:height="0.041cm" svg:x="0cm" svg:y="0.03cm"><text:p/><draw:enhanced-geometry svg:viewBox="800 322 4600 0" draw:type="non-primitive" draw:enhanced-path="M 800 322 L 5400 322 N"/></draw:custom-shape></draw:g>Luogo e data</text:p>
      <text:p text:style-name="P82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3"/>
          </table:table-cell>
          <table:table-cell table:style-name="Tabella5.A1" office:value-type="string">
            <text:p text:style-name="P13"><text:span text:style-name="T4">IL </text:span><text:span text:style-name="T10">TITOLARE</text:span></text:p>
            <text:p text:style-name="P13"/>
            <text:p text:style-name="P13"/>
            <text:p text:style-name="P13"/>
            <text:p text:style-name="P14"><draw:g text:anchor-type="char" draw:z-index="16" draw:style-name="gr8"><draw:custom-shape draw:style-name="gr9" draw:text-style-name="P141" svg:width="8.111cm" svg:height="0.003cm" svg:x="0.564cm" svg:y="0.026cm"><text:p/><draw:enhanced-geometry svg:viewBox="800 322 4600 0" draw:type="non-primitive" draw:enhanced-path="M 800 322 L 5400 322 N"/></draw:custom-shape></draw:g>(firma)</text:p>
          </table:table-cell>
        </table:table-row>
      </table:table>
      <text:p text:style-name="P6"/>
      <text:p text:style-name="P49"><text:span text:style-name="T90">Egregio Signore/Gentile Signora, La informiamo che sotto firmando il presente modulo Lei acconsente anche all'utilizzo</text:span><text:span text:style-name="T91">, sia su base informatica che su base cartacea,</text:span><text:span text:style-name="T90"> dei dati riportati sullo stesso, nelle modalità illustrate nella nota riportata nel modulo, in conformità a quanto previsto dal d.lgs. 196/2003 (Codice in materia di protezione dei dati personali)</text:span><text:span text:style-name="T92"> </text:span><text:span text:style-name="T93">e del</text:span><text:span text:style-name="T92"> Regolamento UE </text:span><text:span text:style-name="T94">2016/679</text:span><text:span text:style-name="T92">.</text:span></text:p>
      <text:p text:style-name="P59"/>
      <text:p text:style-name="P56">SEZIONE B</text:p>
      <text:p text:style-name="P22"/>
      <text:p text:style-name="P18"><draw:g text:anchor-type="char" draw:z-index="2" draw:style-name="gr4"><draw:line draw:style-name="gr5" draw:text-style-name="P140" svg:x1="1.057cm" svg:y1="0.506cm" svg:x2="19.754cm" svg:y2="0.506cm"><text:p/></draw:line></draw:g>Il/la sottoscritto/a</text:p>
      <text:p text:style-name="P5"/>
      <text:p text:style-name="P28"><draw:g text:anchor-type="char" draw:z-index="3" draw:style-name="gr4"><draw:line draw:style-name="gr5" draw:text-style-name="P140" svg:x1="1.057cm" svg:y1="0.566cm" svg:x2="10.935cm" svg:y2="0.566cm"><text:p/></draw:line></draw:g><draw:g text:anchor-type="char" draw:z-index="4" draw:style-name="gr4"><draw:line draw:style-name="gr5" draw:text-style-name="P140" svg:x1="11.289cm" svg:y1="0.566cm" svg:x2="19.756cm" svg:y2="0.566cm"><text:p/></draw:line></draw:g><text:span text:style-name="T21">codice fiscale<text:tab/>partita I</text:span><text:span text:style-name="T22">V</text:span><text:span text:style-name="T21">A</text:span></text:p>
      <text:p text:style-name="P5"/>
      <text:p text:style-name="P29"><draw:g text:anchor-type="char" draw:z-index="5" draw:style-name="gr4"><draw:line draw:style-name="gr5" draw:text-style-name="P140" svg:x1="1.057cm" svg:y1="0.566cm" svg:x2="10.582cm" svg:y2="0.566cm"><text:p/></draw:line></draw:g><draw:g text:anchor-type="char" draw:z-index="6" draw:style-name="gr4"><draw:line draw:style-name="gr5" draw:text-style-name="P140" svg:x1="10.936cm" svg:y1="0.566cm" svg:x2="17.639cm" svg:y2="0.566cm"><text:p/></draw:line></draw:g><draw:g text:anchor-type="char" draw:z-index="7" draw:style-name="gr4"><draw:line draw:style-name="gr5" draw:text-style-name="P140" svg:x1="17.992cm" svg:y1="0.566cm" svg:x2="19.756cm" svg:y2="0.566cm"><text:p/></draw:line></draw:g>residente/con sede in<text:tab/>via/piazza<text:tab/>n.</text:p>
      <text:p text:style-name="P75"/>
      <text:p text:style-name="P30"><draw:g text:anchor-type="char" draw:z-index="8" draw:style-name="gr4"><draw:line draw:style-name="gr5" draw:text-style-name="P140" svg:x1="1.057cm" svg:y1="0.566cm" svg:x2="4.408cm" svg:y2="0.566cm"><text:p/></draw:line></draw:g><draw:g text:anchor-type="char" draw:z-index="9" draw:style-name="gr4"><draw:line draw:style-name="gr5" draw:text-style-name="P140" svg:x1="4.763cm" svg:y1="0.566cm" svg:x2="11.995cm" svg:y2="0.566cm"><text:p/></draw:line></draw:g><draw:g text:anchor-type="char" draw:z-index="10" draw:style-name="gr4"><draw:line draw:style-name="gr5" draw:text-style-name="P140" svg:x1="12.344cm" svg:y1="0.566cm" svg:x2="19.752cm" svg:y2="0.566cm"><text:p/></draw:line></draw:g>CAP<text:tab/>tel.<text:tab/>fax</text:p>
      <text:p text:style-name="P75"/>
      <text:p text:style-name="P31"><draw:g text:anchor-type="char" draw:z-index="11" draw:style-name="gr4"><draw:line draw:style-name="gr5" draw:text-style-name="P140" svg:x1="1.057cm" svg:y1="0.566cm" svg:x2="9.7cm" svg:y2="0.566cm"><text:p/></draw:line></draw:g><draw:g text:anchor-type="char" draw:z-index="12" draw:style-name="gr4"><draw:line draw:style-name="gr5" draw:text-style-name="P140" svg:x1="10.051cm" svg:y1="0.566cm" svg:x2="17.283cm" svg:y2="0.566cm"><text:p/></draw:line></draw:g><draw:g text:anchor-type="char" draw:z-index="13" draw:style-name="gr4"><draw:line draw:style-name="gr5" draw:text-style-name="P140" svg:x1="17.639cm" svg:y1="0.566cm" svg:x2="19.756cm" svg:y2="0.566cm"><text:p/></draw:line></draw:g>iscritto all'Albo/Ordine<text:tab/>della Provincia di<text:tab/>n.</text:p>
      <text:p text:style-name="P75"/>
      <text:p text:style-name="P32"><draw:g text:anchor-type="char" draw:z-index="14" draw:style-name="gr4"><draw:line draw:style-name="gr5" draw:text-style-name="P140" svg:x1="1.057cm" svg:y1="0.566cm" svg:x2="19.754cm" svg:y2="0.566cm"><text:p/></draw:line></draw:g>indirizzo PEC</text:p>
      <text:p text:style-name="P33"/>
      <text:p text:style-name="P23"/>
      <text:p text:style-name="P62"><text:span text:style-name="T40">in qualità di tecnico asseverante, preso atto di assumere la </text:span><text:span text:style-name="T36">qualità di persona esercente un servizio di pubblica necessità ai sensi degli artt. 359 e 481 cp</text:span><text:span text:style-name="T40">, consapevole che le dichiarazioni false, le falsità negli atti e l'uso di atti falsi comportano l'applicazione delle sanzioni penali previste dagli art. 75 e 76 del d.p.r. 445/2000, sotto la propria responsabilità</text:span></text:p>
      <text:p text:style-name="P129"><text:span text:style-name="T95">ASSEVERA</text:span> </text:p>
      <text:p text:style-name="P113">□<text:tab/><text:span text:style-name="T58">l’agibilità relativa </text:span><text:span text:style-name="T57">all’intero immobile oggetto dell’intervento </text:span><text:span text:style-name="T58">edilizi</text:span><text:span text:style-name="T59">o di cui alla SEZIONE A</text:span></text:p>
      <text:p text:style-name="P102">□<text:span text:style-name="T50"> <text:tab/></text:span><text:span text:style-name="T58">l’agibilità parziale relativa a singoli edifici o singole porzioni della costruzione</text:span> <text:span text:style-name="T58">di cui alla SEZIONE A</text:span><text:span text:style-name="T57">, </text:span><text:span text:style-name="T58">come </text:span><text:span text:style-name="T57">puntualmente individuati nell’elaborato planimetrico allegato </text:span><text:span text:style-name="T63">alla dichiarazione di ultimazione lavori</text:span><text:span text:style-name="T57"> in quanto:</text:span></text:p>
      <text:p text:style-name="P114">□<text:span text:style-name="T50"> </text:span><text:span text:style-name="T57">i singoli edifici o singole porzioni della costruzione sono funzionalmente autonomi;</text:span></text:p>
      <text:p text:style-name="P114">□<text:span text:style-name="T50"> </text:span><text:span text:style-name="T57">sono state realizzate e collaudate le eventuali opere di urbanizzazione primaria relative all’intero intervento edilizio, di cui alla convenzione d.d. _____________ n. _______________;</text:span></text:p>
      <text:p text:style-name="P114">□<text:span text:style-name="T50"> </text:span><text:span text:style-name="T57">sono state completate e collaudate le parti strutturali connesse alle opere di urbanizzazione; </text:span></text:p>
      <text:p text:style-name="P114">□<text:span text:style-name="T50"> </text:span><text:span text:style-name="T57">sono stati collaudati e certificati gli impianti relativi alle parti comuni.</text:span></text:p>
      <text:p text:style-name="P103">□<text:span text:style-name="T53"> <text:tab/></text:span><text:span text:style-name="T60">l’agibilità parziale relativa </text:span><text:span text:style-name="T8">a singole unità immobiliari (U.I.)</text:span><text:span text:style-name="T6"> di cui alla SEZIONE A, come puntualmente individuati nell’elaborato planimetrico allegato </text:span><text:span text:style-name="T7">alla dichiarazione di ultimazione lavori</text:span><text:span text:style-name="T6">, in quanto:</text:span></text:p>
      <text:p text:style-name="P115">□<text:span text:style-name="T50"> </text:span><text:span text:style-name="T57">le singole unità immobiliari sono completate;</text:span></text:p>
      <text:p text:style-name="P116">□<text:span text:style-name="T50"> </text:span><text:span text:style-name="T57">sono completate e collaudate le opere strutturali connesse;</text:span></text:p>
      <text:p text:style-name="P116">□<text:span text:style-name="T50"> </text:span><text:span text:style-name="T57">sono certificati gli impianti</text:span></text:p>
      <text:p text:style-name="P117"><text:span text:style-name="T4">□</text:span><text:span text:style-name="T54"> </text:span><text:span text:style-name="T5">sono completate le parti comuni</text:span><text:span text:style-name="T57"> </text:span></text:p>
      <text:p text:style-name="P117">□<text:span text:style-name="T50"> </text:span><text:span text:style-name="T57">sono completate le opere di urbanizzazione primaria dichiarate funzionali rispetto all’edificio oggetto di agibilità parziale, previste dalla convenzione d.d. ____________ n. ______________.</text:span></text:p>
      <text:p text:style-name="P73"><text:span text:style-name="T44">ATTESTA</text:span> </text:p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88">1) Sicurezza degli impianti</text:p>
          </table:table-cell>
        </table:table-row>
      </table:table>
      <text:p text:style-name="P96">che l’intervento:</text:p>
      <text:p text:style-name="P104">□<text:span text:style-name="T50"> </text:span>1.1 non ha inter<text:span text:style-name="T4">essato </text:span><text:span text:style-name="T9">gli</text:span><text:span text:style-name="T4"> impianti</text:span> </text:p>
      <text:p text:style-name="P104">□<text:span text:style-name="T50"> </text:span>1.2 ha interessato gli impianti come indicato nel modello <text:span text:style-name="T64">allegato 1</text:span><text:span text:style-name="T68">1</text:span> “deposito dichiarazion<text:span text:style-name="T89">i</text:span> di conformità degli impianti”.</text:p>
      <text:p text:style-name="P105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90"> </text:p>
          </table:table-cell>
          <table:table-cell table:style-name="Tabella7.B1" office:value-type="string">
            <text:p text:style-name="P88">2) Sicurezza statica e sismica </text:p>
          </table:table-cell>
          <table:table-cell table:style-name="Tabella7.A1" office:value-type="string">
            <text:p text:style-name="P90"> </text:p>
          </table:table-cell>
        </table:table-row>
        <table:table-row>
          <table:table-cell table:style-name="Tabella7.A2" table:number-columns-spanned="3" office:value-type="string">
            <text:p text:style-name="P88">ch<text:span text:style-name="T4">e l’intervento :</text:span></text:p>
            <text:p text:style-name="P100">□<text:span text:style-name="T50"> </text:span>2.1 <text:span text:style-name="T64">non ha interessato</text:span> le strutture dell’edificio</text:p>
            <text:p text:style-name="P100">□<text:span text:style-name="T50"> </text:span>2.1 <text:span text:style-name="T64">ha</text:span> <text:span text:style-name="T64">interessato </text:span>le strutture dell'edificio e pertanto:</text:p>
            <text:p text:style-name="P106">□<text:span text:style-name="T50"> <text:tab/></text:span>2.2.1 <text:span text:style-name="T64">si </text:span><text:span text:style-name="T69">richiama il </text:span><text:span text:style-name="T64">certificato di collaudo statico </text:span><text:span text:style-name="T37">nr. __________ d.d.__________ prot. ____________ a firma di _______________________________ </text:span><text:span text:style-name="T38">a</text:span><text:span text:style-name="T37">llegato alla dichiarazione di ultimazione lavori</text:span><text:span text:style-name="T33"> </text:span></text:p>
            <text:p text:style-name="P107">□<text:span text:style-name="T55"> <text:tab/></text:span><text:span text:style-name="T44">2.2.</text:span><text:span text:style-name="T46">2</text:span><text:span text:style-name="T44"> </text:span><text:span text:style-name="T64">non si è proceduto al collaudo statico</text:span> trattandosi di interventi strutturali minori non soggetti <text:soft-page-break/>ad obbligo di collaudo (p.to 8.4.3 d.<text:span text:style-name="T44">m. </text:span><text:span text:style-name="T48">17 gennaio </text:span><text:span text:style-name="T44">20</text:span><text:span text:style-name="T48">1</text:span><text:span text:style-name="T44">8 </text:span><text:span text:style-name="T49">recante “Aggiornamento delle norme tecniche per le costruzioni”</text:span><text:span text:style-name="T44">)</text:span></text:p>
          </table:table-cell>
          <table:covered-table-cell/>
          <table:covered-table-cell/>
        </table:table-row>
      </table:table>
      <text:p text:style-name="P98"/>
      <text:p text:style-name="P92">3) Prestazione energetica degli edifici (d.lgs. n. 192/2005 e ss.mm.)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85"><text:span text:style-name="T64">che l’intervento</text:span>:</text:p>
            <text:p text:style-name="P110">□<text:span text:style-name="T50"> <text:tab/></text:span>3.1 <text:span text:style-name="T64">non è soggetto</text:span> all'osservanza dei requisiti minimi di prestazione energetica in quanto<text:note text:id="ftn1" text:note-class="footnote"><text:note-citation>1</text:note-citation><text:note-body><text:p text:style-name="P128"><text:s/>Specificare le motivazioni che attestano l'esenzione dell'obbligo dell'osservanza dei requisiti minimi di prestazione energetica</text:p></text:note-body></text:note> __________________________________________________________________________________</text:p>
            <text:p text:style-name="P131">□<text:span text:style-name="T50"> <text:tab/></text:span>3.2 <text:span text:style-name="T64">è soggetto</text:span> all'osservanza dei requisiti minimi di prestazione energetica e pertanto,<text:span text:style-name="T17"> ai sensi dell'art. 8, c. 2 del D.lgs 19 agosto 2005, n. 192 ss.mm. e dell'art. 93, c. 5, della L.P. 4 agosto 2015, n. 15, </text:span><text:span text:style-name="T16">comunica</text:span><text:span text:style-name="T17"> di aver depositato con la </text:span><text:span text:style-name="T13">dichiarazione</text:span><text:span text:style-name="T18"> </text:span><text:span text:style-name="T17"><text:s/>di ultimazione lavori l'attestato di </text:span><text:span text:style-name="T18">prestazione </text:span><text:span text:style-name="T17"><text:s/>energetica </text:span><text:span text:style-name="T12">(A</text:span><text:span text:style-name="T13">PE</text:span><text:span text:style-name="T12">)</text:span><text:span text:style-name="T17"> dell'edificio o dell'unità immobiliare</text:span></text:p>
          </table:table-cell>
        </table:table-row>
      </table:table>
      <text:p text:style-name="P97"/>
      <text:p text:style-name="P96">4) Barriere architettoniche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86"><text:span text:style-name="T64">che l’intervento, </text:span><text:span text:style-name="T70">con riferimento </text:span><text:span text:style-name="T64">al d.P.R. n. 380/2001 e al d.m. 14 giugno 1989, n. 236 </text:span><text:span text:style-name="T70">o della corrispondente normativa </text:span><text:span text:style-name="T41">Provinciale</text:span><text:span text:style-name="T42"> L.P. 7 gennaio 1991, nr. 1 </text:span>:</text:p>
            <text:p text:style-name="P111">□<text:span text:style-name="T50"> <text:tab/></text:span>4.1 <text:span text:style-name="T64">non è soggetto</text:span> alle prescrizioni sull'abbattimento delle barriere architettoniche </text:p>
            <text:p text:style-name="P112">□<text:span text:style-name="T50"> <text:tab/></text:span>4.2 <text:span text:style-name="T64">è soggetto</text:span> alle prescrizioni sull'abbattimento delle barriere architettoniche <text:span text:style-name="T96">e </text:span>le opere realizzate sono conformi alla normativa in materia di superamento delle barriere architettoniche </text:p>
          </table:table-cell>
        </table:table-row>
      </table:table>
      <text:p text:style-name="P99"/>
      <text:p text:style-name="P118"><text:span text:style-name="T11">5</text:span><text:span text:style-name="T15">) C</text:span><text:span text:style-name="T14">ONFORMITA' IGIENICO SANITARIA - reti tecnologiche</text:span></text:p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P87">I lavori realizzati:</text:p>
            <text:list xml:id="list5628577492682966549" text:style-name="L1">
              <text:list-item>
                <text:p text:style-name="P138"><text:span text:style-name="T43">5.1 </text:span><text:span text:style-name="T64"><text:s/>necessitano e quindi allega </text:span><text:span text:style-name="T97">(</text:span><text:span text:style-name="T66">SOLO</text:span><text:span text:style-name="T97"> se l’Ente Gestore è diverso dal Comune)</text:span><text:span text:style-name="T71"> </text:span>attestazione della regolarità dell'impianto fognario da parte del Gestore delle reti di fognatura comunale </text:p>
              </text:list-item>
              <text:list-item>
                <text:p text:style-name="P138"><text:span text:style-name="T72">5</text:span><text:span text:style-name="T64">.2 <text:s/>non necessitano dell'attestazione della regolarità dell'impianto fognario</text:span></text:p>
              </text:list-item>
            </text:list>
          </table:table-cell>
        </table:table-row>
      </table:table>
      <text:p text:style-name="P94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p text:style-name="P83"/>
          </table:table-cell>
          <table:table-cell table:style-name="Tabella10.A1" office:value-type="string">
            <text:p text:style-name="P89"><text:span text:style-name="T83">6</text:span>) Sicurezza a<text:span text:style-name="T83">ntincendio:</text:span></text:p>
          </table:table-cell>
          <table:table-cell table:style-name="Tabella10.C1" office:value-type="string">
            <text:p text:style-name="P91"> </text:p>
          </table:table-cell>
        </table:table-row>
        <table:table-row>
          <table:table-cell table:style-name="Tabella10.A2" table:number-columns-spanned="3" office:value-type="string">
            <text:p text:style-name="P89">ch<text:span text:style-name="T4">e l’intervento :</text:span></text:p>
            <text:p text:style-name="P101">□<text:span text:style-name="T50"> <text:tab/></text:span><text:span text:style-name="T83">6.</text:span>1 <text:span text:style-name="T64">non </text:span><text:span text:style-name="T73">è soggetto</text:span><text:span text:style-name="T98"> ad </text:span><text:span text:style-name="T99">adempimenti specifici</text:span><text:span text:style-name="T98"> in materia di prevenzione incendi</text:span></text:p>
            <text:p text:style-name="P101">□<text:span text:style-name="T50"> <text:tab/></text:span><text:span text:style-name="T83">6.2</text:span> <text:span text:style-name="T67">è soggetto</text:span><text:span text:style-name="T100"> ad adempimenti specifici in materia di prevenzione incendi, e </text:span>pertanto:</text:p>
            <text:p text:style-name="P108">□<text:span text:style-name="T50"> <text:tab/></text:span><text:span text:style-name="T101">6.</text:span>2.1 <text:span text:style-name="T64">si </text:span><text:span text:style-name="T69">richiama </text:span><text:span text:style-name="T74">la dichiarazione che costituisce autorizzazione provvisoria all’esercizio dell’attività (</text:span><text:span text:style-name="T37">nr. _______ d.d.________ prot. ________ </text:span><text:span text:style-name="T39">) </text:span><text:span text:style-name="T37">a firma di ________________________, allegato alla dichiarazione di ultimazione lavori</text:span><text:span text:style-name="T33"> </text:span></text:p>
            <text:p text:style-name="P109">□<text:span text:style-name="T50"> <text:tab/></text:span><text:span text:style-name="T101">6</text:span>.2.<text:span text:style-name="T102">2</text:span> <text:span text:style-name="T64">si </text:span><text:span text:style-name="T74">richiama il certificato di prevenzione incendi (</text:span><text:span text:style-name="T37">nr. __________ d.d.________ prot. ________ </text:span><text:span text:style-name="T39">) </text:span><text:span text:style-name="T37">a firma di _____________________, allegato alla dichiarazione di ultimazione lavori</text:span><text:span text:style-name="T39"> </text:span></text:p>
          </table:table-cell>
          <table:covered-table-cell/>
          <table:covered-table-cell/>
        </table:table-row>
      </table:table>
      <text:p text:style-name="P95"/>
      <text:p text:style-name="P93"><text:span text:style-name="T75">7) </text:span><text:span text:style-name="T64">D</text:span><text:span text:style-name="T80">ichiarazioni sul rispetto della normativa sulla privacy</text:span></text:p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110"><text:span text:style-name="T56"></text:span><text:span text:style-name="T50"> </text:span>di aver letto l’informativa sul trattamento dei dati personali posta al termine del presente modulo</text:p>
          </table:table-cell>
        </table:table-row>
      </table:table>
      <text:p text:style-name="P120"/>
      <text:p text:style-name="P119"><draw:g text:anchor-type="char" draw:z-index="17" draw:style-name="gr4"><draw:line draw:style-name="gr5" draw:text-style-name="P140" svg:x1="1.411cm" svg:y1="0.506cm" svg:x2="9.525cm" svg:y2="0.506cm"><text:p/></draw:line></draw:g>Luogo e data</text:p>
      <text:p text:style-name="P84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68"/>
            <text:p text:style-name="P68"/>
            <text:p text:style-name="P68"/>
            <text:p text:style-name="P68"/>
            <text:p text:style-name="P69">(timbro)</text:p>
          </table:table-cell>
          <table:table-cell table:style-name="Tabella11.A1" office:value-type="string">
            <text:p text:style-name="P64"><text:span text:style-name="T84">IL </text:span><text:span text:style-name="T85">TECNICO </text:span><text:span text:style-name="T86">ABILITATO</text:span><text:span text:style-name="T87"><text:note text:id="ftn2" text:note-class="footnote"><text:note-citation>2</text:note-citation><text:note-body><text:p text:style-name="P130"> <text:span text:style-name="T62">Direttore dei lavori o altro tecnico incaricato dal titolare</text:span><text:span text:style-name="T32">. </text:span><text:span text:style-name="T2">Nel caso di opere pubbliche di cui all’art. 93, comma 7, della l.p. 15/2015: </text:span><text:span text:style-name="T3">IL SOGGETTO COMPETENTE.</text:span></text:p></text:note-body></text:note></text:span></text:p>
            <text:p text:style-name="P67"/>
            <text:p text:style-name="P67"/>
            <text:p text:style-name="P66">___________________________</text:p>
            <text:p text:style-name="P63">(firma)</text:p>
          </table:table-cell>
        </table:table-row>
      </table:table>
      <text:p text:style-name="P84"/>
      <text:p text:style-name="P65"><text:span text:style-name="T90">Egregio Signore/Gentile Signora, La informiamo che sotto firmando il presente modulo Lei acconsente anche all'utilizzo</text:span><text:span text:style-name="T91">, sia su base informatica che su base cartacea,</text:span><text:span text:style-name="T90"> dei dati riportati sullo stesso, nelle modalità illustrate nella nota riportata nel modulo, in conformità a quanto previsto dal d.lgs. 196/2003 </text:span><text:soft-page-break/><text:span text:style-name="T90">(Codice in materia di protezione dei dati personali)</text:span><text:span text:style-name="T92"> </text:span><text:span text:style-name="T93">e del</text:span><text:span text:style-name="T92"> Regolamento UE </text:span><text:span text:style-name="T94">2016/679</text:span><text:span text:style-name="T92">.</text:span></text:p>
      <text:p text:style-name="P71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36"/>
            <text:p text:style-name="P133">INFORMATIVA SULLA PRIVACY (Art. 13 del D. Lgs. n. 196/2003, <text:span text:style-name="T82">Regolamento UE 2016/679 in vigore dal 24.05.2016 e pienamente dal 25.05.2018</text:span>)</text:p>
            <text:p text:style-name="P134">Ai sensi dell'art. 13 del codice in materia di protezione dei dati personali si forniscono le seguenti informazioni:</text:p>
            <text:p text:style-name="P134"><text:span text:style-name="T65">Finalità del trattamento</text:span>: i dati personali dichiarati saranno utilizzati dagli uffici nell'ambito del procedimento per il quale la presente dichiarazione viene resa.</text:p>
            <text:p text:style-name="P134"><text:span text:style-name="T65">Modalità</text:span>: il trattamento avverrà sia con strumenti cartacei sia su supporti informatici a disposizione degli uffici.</text:p>
            <text:p text:style-name="P134"><text:span text:style-name="T65">Ambito di comunicazione</text:span>: i dati verranno comunicati a terzi ai sensi della <text:s/>L. n. 241/1990, ove applicabile, e in caso di verifiche ai sensi dell'art. 71 del D.P.R. n. 445/2000.</text:p>
            <text:p text:style-name="P134"><text:span text:style-name="T65">Diritti</text:span>: il sottoscrittore può in ogni momento esercitare i diritti di accesso, rettifica, aggiornamento e integrazione dei dati ai sensi dell'art. 7 del D.Lgs. <text:s/>n. 196/2003 rivolgendo le richieste <text:span text:style-name="T82">al</text:span> Titolare <text:span text:style-name="T82">del trattamento</text:span>: __________________ <text:span text:style-name="T82">(indicare il Comune)</text:span></text:p>
            <text:p text:style-name="P135"/>
          </table:table-cell>
        </table:table-row>
      </table:table>
      <text:p text:style-name="P58"/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32">Si attesta che la presente<text:span text:style-name="T44"> </text:span><text:span text:style-name="T47">Segnalazione</text:span>, ai sensi dell'art. 38 del D.P.R. 445/2000, è stata:</text:p>
            <text:list xml:id="list200085111191139669" text:style-name="L2">
              <text:list-item>
                <text:p text:style-name="P139">sottoscritta dal dichiarante in presenza del dipendente addetto;</text:p>
              </text:list-item>
              <text:list-item>
                <text:p text:style-name="P139">sottoscritta e presentata unitamente a copia fotostatica non autenticata di un documento di identità del dichiarante.</text:p>
              </text:list-item>
            </text:list>
            <text:p text:style-name="P76"><text:span text:style-name="T103"><text:tab/><text:tab/><text:tab/><text:tab/><text:tab/><text:tab/>Il dipendente addetto </text:span><text:span text:style-name="T81"><text:tab/><text:tab/><text:tab/><text:tab/><text:tab/>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2" svg:font-family="Wingdings" style:font-charset="x-symbol"/>
    <style:font-face style:name="Wingdings1" svg:font-family="Wingdings" style:font-adornments="Normale" style:font-charset="x-symbol"/>
    <style:font-face style:name="Wingdings" svg:font-family="Wingdings" style:font-pitch="variable" style:font-charset="x-symbol"/>
    <style:font-face style:name="Arial" svg:font-family="Arial"/>
    <style:font-face style:name="Mangal1" svg:font-family="Mangal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aragrafo_20_da_20_compilare" style:display-name="Paragrafo da compilare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.049cm" fo:border-left="none" fo:border-right="none" fo:border-top="none" fo:border-bottom="0.06pt solid #009900" style:shadow="none" style:join-border="false"/>
      <style:text-properties fo:background-color="transparen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ragrafo_20_elenco" style:display-name="Paragrafo elenco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4pt" fo:font-weight="bold" style:font-name-asian="OpenSymbol" style:font-family-asian="OpenSymbol" style:font-charset-asian="x-symbol" style:font-size-asian="12.25pt" style:font-weight-asian="bold" style:font-name-complex="OpenSymbol" style:font-family-complex="OpenSymbol" style:font-charset-complex="x-symbol" style:font-size-complex="14pt" style:font-weight-complex="bold"/>
    </style:style>
    <style:style style:name="Car._20_predefinito_20_paragrafo" style:display-name="Car. predefinito paragrafo" style:family="text"/>
    <style:style style:name="Rimando_20_commento" style:display-name="Rimando commento" style:family="text" style:parent-style-name="Car._20_predefinito_20_paragrafo">
      <style:text-properties fo:font-size="8pt" style:font-size-asian="8pt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text-align="end" style:justify-single-word="false">
        <style:tab-stops>
          <style:tab-stop style:position="11.483cm"/>
        </style:tab-stops>
      </style:paragraph-properties>
      <style:text-properties fo:color="#999999" style:font-name="Arial1" fo:font-size="8pt" fo:language="it" fo:country="IT" officeooo:rsid="004b9834" officeooo:paragraph-rsid="007a4dc1" fo:background-color="transparent" style:font-size-asian="8pt" style:language-asian="it" style:country-asian="IT" style:font-size-complex="8pt"/>
    </style:style>
    <style:style style:name="MP2" style:family="paragraph" style:parent-style-name="Footer">
      <style:paragraph-properties fo:text-align="end" style:justify-single-word="false"/>
      <style:text-properties fo:color="#009933" style:font-name="Arial1" fo:font-size="7pt" style:font-size-asian="7pt" style:font-size-complex="7pt"/>
    </style:style>
    <style:style style:name="MT1" style:family="text">
      <style:text-properties officeooo:rsid="007a4dc1"/>
    </style:style>
    <style:page-layout style:name="Mpm1">
      <style:page-layout-properties fo:page-width="21.001cm" fo:page-height="29.7cm" style:num-format="1" style:print-orientation="portrait" fo:margin-top="1.27cm" fo:margin-bottom="1.27cm" fo:margin-left="0.847cm" fo:margin-right="0.95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07cm" style:distance-before-sep="0.049cm" style:line-style="solid" style:adjustment="left" style:rel-width="20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938cm" fo:margin-bottom="2.223cm" fo:margin-left="0.847cm" fo:margin-right="1.023cm" style:writing-mode="lr-tb" style:layout-grid-color="#c0c0c0" style:layout-grid-lines="2599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938cm" fo:margin-bottom="2.328cm" fo:margin-left="0.847cm" fo:margin-right="1.023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9</text:span> – <text:span text:style-name="MT1">Segnalazione certificata di agibilità (SCAGI).</text:span></text:p>
      </style:header>
      <style:footer>
        <text:p text:style-name="MP2"><text:page-number text:select-page="current">5</text:page-number></text:p>
      </style:footer>
    </style:master-page>
    <style:master-page style:name="Converted1" style:page-layout-name="Mpm2">
      <style:footer>
        <text:p text:style-name="Footer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3" style:page-layout-name="Mpm4">
      <style:footer>
        <text:p text:style-name="Footer"/>
      </style:footer>
    </style:master-page>
    <style:master-page style:name="HTML" style:page-layout-name="Mpm5">
      <style:footer>
        <text:p text:style-name="Footer"/>
      </style:footer>
    </style:master-page>
    <style:master-page style:name="Endnote" style:page-layout-name="Mpm6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pInformatica di G.Sonna</meta:initial-creator>
    <dc:title>9. Segnalazione certificata di agibilita’ (SCAGI)</dc:title>
    <meta:creation-date>2016-01-04T18:52:03</meta:creation-date>
    <dc:date>2018-05-18T10:48:32.568000000</dc:date>
    <meta:editing-duration>PT9H9M9S</meta:editing-duration>
    <meta:generator>LibreOffice/5.1.5.2$Windows_x86 LibreOffice_project/7a864d8825610a8c07cfc3bc01dd4fce6a9447e5</meta:generator>
    <meta:editing-cycles>101</meta:editing-cycles>
    <meta:print-date>2018-02-23T09:59:14.270000000</meta:print-date>
    <meta:printed-by>LAN </meta:printed-by>
    <meta:keyword>modelli per attività edilizia</meta:keyword>
    <dc:subject>versione approvata con deliberazione G.P. n. 892 del 25 maggio 2018</dc:subject>
    <meta:document-statistic meta:table-count="13" meta:image-count="0" meta:object-count="0" meta:page-count="5" meta:paragraph-count="120" meta:word-count="1325" meta:character-count="9435" meta:non-whitespace-character-count="8179"/>
    <meta:user-defined meta:name="AppVersion">12.0000</meta:user-defined>
    <meta:user-defined meta:name="Created" meta:value-type="date">2015-04-17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6-01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